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normal" officeooo:rsid="003cfd80" officeooo:paragraph-rsid="00b82267" style:font-size-asian="14pt" style:font-weight-asian="normal" style:font-size-complex="14pt" style:font-weight-complex="normal"/>
    </style:style>
    <style:style style:name="P2" style:family="paragraph" style:parent-style-name="Standard">
      <style:text-properties fo:font-size="14pt" fo:font-weight="normal" officeooo:rsid="0053e54a" officeooo:paragraph-rsid="00b82267" style:font-size-asian="14pt" style:font-weight-asian="normal" style:font-size-complex="14pt" style:font-weight-complex="normal"/>
    </style:style>
    <style:style style:name="P3" style:family="paragraph" style:parent-style-name="Standard">
      <style:text-properties fo:font-size="14pt" fo:font-weight="normal" officeooo:rsid="0053e54a" officeooo:paragraph-rsid="00c4a659" style:font-size-asian="14pt" style:font-weight-asian="normal" style:font-size-complex="14pt" style:font-weight-complex="normal"/>
    </style:style>
    <style:style style:name="P4" style:family="paragraph" style:parent-style-name="Standard">
      <style:text-properties fo:font-size="14pt" fo:font-weight="normal" officeooo:rsid="00570c8e" officeooo:paragraph-rsid="00c4a659" style:font-size-asian="14pt" style:font-weight-asian="normal" style:font-size-complex="14pt" style:font-weight-complex="normal"/>
    </style:style>
    <style:style style:name="P5" style:family="paragraph" style:parent-style-name="Standard">
      <style:text-properties fo:font-size="14pt" fo:font-weight="normal" officeooo:rsid="00570c8e" officeooo:paragraph-rsid="00c711ca" style:font-size-asian="14pt" style:font-weight-asian="normal" style:font-size-complex="14pt" style:font-weight-complex="normal"/>
    </style:style>
    <style:style style:name="P6" style:family="paragraph" style:parent-style-name="Standard">
      <style:text-properties fo:font-size="14pt" fo:font-weight="normal" officeooo:rsid="00574ba1" officeooo:paragraph-rsid="00c4a659" style:font-size-asian="14pt" style:font-weight-asian="normal" style:font-size-complex="14pt" style:font-weight-complex="normal"/>
    </style:style>
    <style:style style:name="P7" style:family="paragraph" style:parent-style-name="Standard">
      <style:text-properties fo:font-size="14pt" fo:font-weight="normal" officeooo:rsid="00574ba1" officeooo:paragraph-rsid="00c711ca" style:font-size-asian="14pt" style:font-weight-asian="normal" style:font-size-complex="14pt" style:font-weight-complex="normal"/>
    </style:style>
    <style:style style:name="P8" style:family="paragraph" style:parent-style-name="Standard">
      <style:text-properties fo:font-size="14pt" fo:font-weight="normal" officeooo:rsid="00574ba1" officeooo:paragraph-rsid="00c808ac" style:font-size-asian="14pt" style:font-weight-asian="normal" style:font-size-complex="14pt" style:font-weight-complex="normal"/>
    </style:style>
    <style:style style:name="P9" style:family="paragraph" style:parent-style-name="Standard">
      <style:text-properties fo:font-size="14pt" fo:font-weight="normal" officeooo:rsid="005b0ea3" officeooo:paragraph-rsid="00b82267" style:font-size-asian="14pt" style:font-weight-asian="normal" style:font-size-complex="14pt" style:font-weight-complex="normal"/>
    </style:style>
    <style:style style:name="P10" style:family="paragraph" style:parent-style-name="Standard">
      <style:text-properties fo:font-size="14pt" fo:font-weight="normal" officeooo:rsid="005b0ea3" officeooo:paragraph-rsid="00c5aebf" style:font-size-asian="14pt" style:font-weight-asian="normal" style:font-size-complex="14pt" style:font-weight-complex="normal"/>
    </style:style>
    <style:style style:name="P11" style:family="paragraph" style:parent-style-name="Standard">
      <style:text-properties fo:font-size="14pt" fo:font-weight="normal" officeooo:rsid="005b0ea3" officeooo:paragraph-rsid="00c808ac" style:font-size-asian="14pt" style:font-weight-asian="normal" style:font-size-complex="14pt" style:font-weight-complex="normal"/>
    </style:style>
    <style:style style:name="P12" style:family="paragraph" style:parent-style-name="Standard">
      <style:text-properties fo:font-size="14pt" fo:font-weight="normal" officeooo:rsid="005c5ecb" officeooo:paragraph-rsid="00c4d9f4" style:font-size-asian="14pt" style:font-weight-asian="normal" style:font-size-complex="14pt" style:font-weight-complex="normal"/>
    </style:style>
    <style:style style:name="P13" style:family="paragraph" style:parent-style-name="Standard">
      <style:text-properties fo:font-size="14pt" fo:font-weight="normal" officeooo:rsid="0091d427" officeooo:paragraph-rsid="00c4d9f4" style:font-size-asian="14pt" style:font-weight-asian="normal" style:font-size-complex="14pt" style:font-weight-complex="normal"/>
    </style:style>
    <style:style style:name="P14" style:family="paragraph" style:parent-style-name="Standard">
      <style:text-properties fo:font-size="14pt" fo:font-weight="normal" officeooo:rsid="005971cc" officeooo:paragraph-rsid="00b82267" style:font-size-asian="14pt" style:font-weight-asian="normal" style:font-size-complex="14pt" style:font-weight-complex="normal"/>
    </style:style>
    <style:style style:name="P15" style:family="paragraph" style:parent-style-name="Standard">
      <style:text-properties fo:font-size="14pt" fo:font-weight="normal" officeooo:rsid="005afd88" officeooo:paragraph-rsid="00b82267" style:font-size-asian="14pt" style:font-weight-asian="normal" style:font-size-complex="14pt" style:font-weight-complex="normal"/>
    </style:style>
    <style:style style:name="P16" style:family="paragraph" style:parent-style-name="Standard">
      <style:text-properties fo:font-size="14pt" fo:font-weight="normal" officeooo:rsid="00b58fa5" officeooo:paragraph-rsid="00c808ac" style:font-size-asian="14pt" style:font-weight-asian="normal" style:font-size-complex="14pt" style:font-weight-complex="normal"/>
    </style:style>
    <style:style style:name="P17" style:family="paragraph" style:parent-style-name="Standard">
      <style:text-properties fo:font-size="14pt" fo:font-weight="normal" officeooo:rsid="00b82267" officeooo:paragraph-rsid="00b82267" style:font-size-asian="14pt" style:font-weight-asian="normal" style:font-size-complex="14pt" style:font-weight-complex="normal"/>
    </style:style>
    <style:style style:name="P18" style:family="paragraph" style:parent-style-name="Standard">
      <style:text-properties fo:font-size="14pt" fo:font-weight="normal" officeooo:rsid="00bdca4e" officeooo:paragraph-rsid="00bdca4e" style:font-size-asian="14pt" style:font-weight-asian="normal" style:font-size-complex="14pt" style:font-weight-complex="normal"/>
    </style:style>
    <style:style style:name="P19" style:family="paragraph" style:parent-style-name="Standard">
      <style:text-properties fo:font-size="14pt" fo:font-weight="normal" officeooo:rsid="00c4a659" officeooo:paragraph-rsid="00c4a659" style:font-size-asian="14pt" style:font-weight-asian="normal" style:font-size-complex="14pt" style:font-weight-complex="normal"/>
    </style:style>
    <style:style style:name="P20" style:family="paragraph" style:parent-style-name="Standard">
      <style:text-properties fo:font-size="14pt" fo:font-weight="normal" officeooo:rsid="00b0a25d" officeooo:paragraph-rsid="00c711ca" style:font-size-asian="14pt" style:font-weight-asian="normal" style:font-size-complex="14pt" style:font-weight-complex="normal"/>
    </style:style>
    <style:style style:name="P21" style:family="paragraph" style:parent-style-name="Standard">
      <style:text-properties fo:font-size="14pt" fo:font-weight="normal" officeooo:rsid="0058d939" officeooo:paragraph-rsid="00c808ac" style:font-size-asian="14pt" style:font-weight-asian="normal" style:font-size-complex="14pt" style:font-weight-complex="normal"/>
    </style:style>
    <style:style style:name="P22" style:family="paragraph" style:parent-style-name="Standard">
      <style:text-properties fo:font-size="14pt" fo:font-weight="normal" officeooo:rsid="0094d259" officeooo:paragraph-rsid="00c808ac" style:font-size-asian="14pt" style:font-weight-asian="normal" style:font-size-complex="14pt" style:font-weight-complex="normal"/>
    </style:style>
    <style:style style:name="P23" style:family="paragraph" style:parent-style-name="Standard">
      <style:text-properties fo:font-size="14pt" fo:font-weight="normal" officeooo:rsid="00c808ac" officeooo:paragraph-rsid="00c808ac" style:font-size-asian="14pt" style:font-weight-asian="normal" style:font-size-complex="14pt" style:font-weight-complex="normal"/>
    </style:style>
    <style:style style:name="P24" style:family="paragraph" style:parent-style-name="Standard">
      <style:text-properties fo:font-size="14pt" fo:font-weight="bold" officeooo:rsid="003eab48" officeooo:paragraph-rsid="00c808ac" style:font-size-asian="14pt" style:font-weight-asian="bold" style:font-size-complex="14pt" style:font-weight-complex="bold"/>
    </style:style>
    <style:style style:name="P25" style:family="paragraph" style:parent-style-name="Standard">
      <style:text-properties fo:font-size="14pt" fo:font-weight="bold" officeooo:rsid="004021a0" officeooo:paragraph-rsid="00b82267" style:font-size-asian="14pt" style:font-weight-asian="bold" style:font-size-complex="14pt" style:font-weight-complex="bold"/>
    </style:style>
    <style:style style:name="P26" style:family="paragraph" style:parent-style-name="Standard">
      <style:text-properties fo:font-size="14pt" fo:font-weight="bold" officeooo:rsid="00b82267" officeooo:paragraph-rsid="00c4a659" style:font-size-asian="14pt" style:font-weight-asian="bold" style:font-size-complex="14pt" style:font-weight-complex="bold"/>
    </style:style>
    <style:style style:name="P27" style:family="paragraph" style:parent-style-name="Standard">
      <style:text-properties fo:font-size="14pt" fo:font-weight="bold" officeooo:rsid="00b82267" officeooo:paragraph-rsid="00c4d9f4" style:font-size-asian="14pt" style:font-weight-asian="bold" style:font-size-complex="14pt" style:font-weight-complex="bold"/>
    </style:style>
    <style:style style:name="P28" style:family="paragraph" style:parent-style-name="Standard">
      <style:text-properties fo:font-size="14pt" fo:font-weight="bold" officeooo:rsid="00c711ca" officeooo:paragraph-rsid="00c711ca" style:font-size-asian="14pt" style:font-weight-asian="bold" style:font-size-complex="14pt" style:font-weight-complex="bold"/>
    </style:style>
    <style:style style:name="P29" style:family="paragraph" style:parent-style-name="Standard">
      <style:text-properties fo:font-size="14pt" fo:font-weight="bold" officeooo:rsid="00bdca4e" officeooo:paragraph-rsid="00c697c8" style:font-size-asian="14pt" style:font-weight-asian="bold" style:font-size-complex="14pt" style:font-weight-complex="bold"/>
    </style:style>
    <style:style style:name="P30" style:family="paragraph" style:parent-style-name="Standard">
      <style:text-properties fo:font-size="14pt" fo:font-weight="bold" officeooo:rsid="003cfd80" officeooo:paragraph-rsid="00c4a659" style:font-size-asian="14pt" style:font-weight-asian="bold" style:font-size-complex="14pt" style:font-weight-complex="bold"/>
    </style:style>
    <style:style style:name="P31" style:family="paragraph" style:parent-style-name="Standard">
      <style:text-properties fo:font-size="14pt" fo:font-style="italic" style:font-size-asian="14pt" style:font-style-asian="italic" style:font-size-complex="14pt" style:font-style-complex="italic"/>
    </style:style>
    <style:style style:name="P32" style:family="paragraph" style:parent-style-name="Standard">
      <style:text-properties fo:font-size="14pt" fo:font-style="normal" officeooo:paragraph-rsid="0052d1d6" style:font-size-asian="14pt" style:font-style-asian="normal" style:font-size-complex="14pt" style:font-style-complex="normal"/>
    </style:style>
    <style:style style:name="P33" style:family="paragraph" style:parent-style-name="Standard">
      <style:text-properties fo:font-size="14pt" fo:font-style="normal" officeooo:rsid="0053e54a" officeooo:paragraph-rsid="0053e54a" style:font-size-asian="14pt" style:font-style-asian="normal" style:font-size-complex="14pt" style:font-style-complex="normal"/>
    </style:style>
    <style:style style:name="P34" style:family="paragraph" style:parent-style-name="Standard">
      <style:text-properties fo:font-size="14pt" fo:font-style="normal" officeooo:rsid="00a1bc62" officeooo:paragraph-rsid="00a1bc62" style:font-size-asian="14pt" style:font-style-asian="normal" style:font-size-complex="14pt" style:font-style-complex="normal"/>
    </style:style>
    <style:style style:name="P35" style:family="paragraph" style:parent-style-name="Standard">
      <style:text-properties fo:font-size="14pt" fo:font-style="normal" officeooo:rsid="00b58fa5" officeooo:paragraph-rsid="00b58fa5" style:font-size-asian="14pt" style:font-style-asian="normal" style:font-size-complex="14pt" style:font-style-complex="normal"/>
    </style:style>
    <style:style style:name="P36" style:family="paragraph" style:parent-style-name="Standard">
      <style:text-properties fo:font-size="14pt" fo:font-style="normal" officeooo:paragraph-rsid="00b82267" style:font-size-asian="14pt" style:font-style-asian="normal" style:font-size-complex="14pt" style:font-style-complex="normal"/>
    </style:style>
    <style:style style:name="P37" style:family="paragraph" style:parent-style-name="Standard">
      <style:text-properties fo:font-size="14pt" fo:font-style="normal" officeooo:rsid="00b85997" officeooo:paragraph-rsid="00b85997" style:font-size-asian="14pt" style:font-style-asian="normal" style:font-size-complex="14pt" style:font-style-complex="normal"/>
    </style:style>
    <style:style style:name="P38" style:family="paragraph" style:parent-style-name="Standard">
      <style:text-properties fo:font-size="14pt" fo:font-style="normal" officeooo:rsid="00b85997" officeooo:paragraph-rsid="00b945dc" style:font-size-asian="14pt" style:font-style-asian="normal" style:font-size-complex="14pt" style:font-style-complex="normal"/>
    </style:style>
    <style:style style:name="P39" style:family="paragraph" style:parent-style-name="Standard">
      <style:text-properties fo:font-size="14pt" fo:font-style="normal" officeooo:rsid="00b945dc" officeooo:paragraph-rsid="00b945dc" style:font-size-asian="14pt" style:font-style-asian="normal" style:font-size-complex="14pt" style:font-style-complex="normal"/>
    </style:style>
    <style:style style:name="P40" style:family="paragraph" style:parent-style-name="Standard">
      <style:text-properties fo:font-size="14pt" fo:font-style="normal" officeooo:rsid="00bdca4e" officeooo:paragraph-rsid="00bdca4e" style:font-size-asian="14pt" style:font-style-asian="normal" style:font-size-complex="14pt" style:font-style-complex="normal"/>
    </style:style>
    <style:style style:name="P41" style:family="paragraph" style:parent-style-name="Standard">
      <style:text-properties fo:font-size="14pt" fo:font-style="normal" officeooo:rsid="00bdca4e" officeooo:paragraph-rsid="00c5bacc" style:font-size-asian="14pt" style:font-style-asian="normal" style:font-size-complex="14pt" style:font-style-complex="normal"/>
    </style:style>
    <style:style style:name="P42" style:family="paragraph" style:parent-style-name="Standard">
      <style:text-properties fo:font-size="14pt" fo:font-style="normal" officeooo:rsid="00bdca4e" officeooo:paragraph-rsid="00c697c8" style:font-size-asian="14pt" style:font-style-asian="normal" style:font-size-complex="14pt" style:font-style-complex="normal"/>
    </style:style>
    <style:style style:name="P43" style:family="paragraph" style:parent-style-name="Standard">
      <style:text-properties fo:font-size="14pt" fo:font-style="normal" officeooo:rsid="00a3eebe" officeooo:paragraph-rsid="00b82267" style:font-size-asian="14pt" style:font-style-asian="normal" style:font-size-complex="14pt" style:font-style-complex="normal"/>
    </style:style>
    <style:style style:name="P44" style:family="paragraph" style:parent-style-name="Standard">
      <style:text-properties fo:font-size="14pt" fo:font-style="normal" officeooo:rsid="00c2b81a" officeooo:paragraph-rsid="00c2b81a" style:font-size-asian="14pt" style:font-style-asian="normal" style:font-size-complex="14pt" style:font-style-complex="normal"/>
    </style:style>
    <style:style style:name="P45" style:family="paragraph" style:parent-style-name="Standard">
      <style:text-properties fo:font-size="14pt" fo:font-style="normal" officeooo:rsid="00bcb111" officeooo:paragraph-rsid="00bcb111" style:font-size-asian="14pt" style:font-style-asian="normal" style:font-size-complex="14pt" style:font-style-complex="normal"/>
    </style:style>
    <style:style style:name="P46" style:family="paragraph" style:parent-style-name="Standard">
      <style:text-properties fo:font-size="14pt" fo:font-style="normal" officeooo:rsid="00bf49d9" officeooo:paragraph-rsid="00bf49d9" style:font-size-asian="14pt" style:font-style-asian="normal" style:font-size-complex="14pt" style:font-style-complex="normal"/>
    </style:style>
    <style:style style:name="P47" style:family="paragraph" style:parent-style-name="Standard">
      <style:text-properties fo:font-size="14pt" fo:font-style="normal" officeooo:rsid="00c5bacc" officeooo:paragraph-rsid="00c5bacc" style:font-size-asian="14pt" style:font-style-asian="normal" style:font-size-complex="14pt" style:font-style-complex="normal"/>
    </style:style>
    <style:style style:name="P48" style:family="paragraph" style:parent-style-name="Standard">
      <style:text-properties fo:font-size="14pt" fo:font-style="normal" officeooo:rsid="006b305d" officeooo:paragraph-rsid="006b305d" style:font-size-asian="14pt" style:font-style-asian="normal" style:font-size-complex="14pt" style:font-style-complex="normal"/>
    </style:style>
    <style:style style:name="P49" style:family="paragraph" style:parent-style-name="Standard">
      <style:text-properties fo:font-size="14pt" fo:font-style="normal" fo:font-weight="normal" officeooo:rsid="0053e54a" officeooo:paragraph-rsid="0053e54a" style:font-size-asian="14pt" style:font-style-asian="normal" style:font-weight-asian="normal" style:font-size-complex="14pt" style:font-style-complex="normal" style:font-weight-complex="normal"/>
    </style:style>
    <style:style style:name="P50" style:family="paragraph" style:parent-style-name="Standard">
      <style:text-properties fo:font-size="14pt" fo:font-style="normal" fo:font-weight="normal" officeooo:rsid="0044245f" officeooo:paragraph-rsid="005db848" style:font-size-asian="14pt" style:font-style-asian="normal" style:font-weight-asian="normal" style:font-size-complex="14pt" style:font-style-complex="normal" style:font-weight-complex="normal"/>
    </style:style>
    <style:style style:name="P51" style:family="paragraph" style:parent-style-name="Standard">
      <style:text-properties fo:font-size="14pt" fo:font-style="normal" fo:font-weight="normal" officeooo:rsid="004f2454" officeooo:paragraph-rsid="00c4d9f4" style:font-size-asian="14pt" style:font-style-asian="normal" style:font-weight-asian="normal" style:font-size-complex="14pt" style:font-style-complex="normal" style:font-weight-complex="normal"/>
    </style:style>
    <style:style style:name="P52" style:family="paragraph" style:parent-style-name="Standard">
      <style:text-properties fo:font-size="14pt" fo:font-style="normal" fo:font-weight="normal" officeooo:rsid="0069dc3d" officeooo:paragraph-rsid="0069dc3d" style:font-size-asian="14pt" style:font-style-asian="normal" style:font-weight-asian="normal" style:font-size-complex="14pt" style:font-style-complex="normal" style:font-weight-complex="normal"/>
    </style:style>
    <style:style style:name="P53" style:family="paragraph" style:parent-style-name="Standard">
      <style:text-properties fo:font-size="14pt" fo:font-style="normal" fo:font-weight="normal" officeooo:rsid="0069dc3d" officeooo:paragraph-rsid="00a26d73" style:font-size-asian="14pt" style:font-style-asian="normal" style:font-weight-asian="normal" style:font-size-complex="14pt" style:font-style-complex="normal" style:font-weight-complex="normal"/>
    </style:style>
    <style:style style:name="P54" style:family="paragraph" style:parent-style-name="Standard">
      <style:text-properties fo:font-size="14pt" fo:font-style="normal" fo:font-weight="normal" officeooo:rsid="006b305d" officeooo:paragraph-rsid="006b305d" style:font-size-asian="14pt" style:font-style-asian="normal" style:font-weight-asian="normal" style:font-size-complex="14pt" style:font-style-complex="normal" style:font-weight-complex="normal"/>
    </style:style>
    <style:style style:name="P55" style:family="paragraph" style:parent-style-name="Standard">
      <style:text-properties fo:font-size="14pt" fo:font-style="normal" fo:font-weight="normal" officeooo:rsid="00595e30" officeooo:paragraph-rsid="00c808ac" style:font-size-asian="14pt" style:font-style-asian="normal" style:font-weight-asian="normal" style:font-size-complex="14pt" style:font-style-complex="normal" style:font-weight-complex="normal"/>
    </style:style>
    <style:style style:name="P56" style:family="paragraph" style:parent-style-name="Standard">
      <style:text-properties fo:font-size="14pt" fo:font-style="normal" fo:font-weight="normal" officeooo:rsid="006b85b5" officeooo:paragraph-rsid="00c808ac" style:font-size-asian="14pt" style:font-style-asian="normal" style:font-weight-asian="normal" style:font-size-complex="14pt" style:font-style-complex="normal" style:font-weight-complex="normal"/>
    </style:style>
    <style:style style:name="P57" style:family="paragraph" style:parent-style-name="Standard">
      <style:text-properties fo:font-size="14pt" fo:font-style="normal" fo:font-weight="normal" officeooo:rsid="005db848" officeooo:paragraph-rsid="00c4d9f4" style:font-size-asian="14pt" style:font-style-asian="normal" style:font-weight-asian="normal" style:font-size-complex="14pt" style:font-style-complex="normal" style:font-weight-complex="normal"/>
    </style:style>
    <style:style style:name="P58" style:family="paragraph" style:parent-style-name="Standard">
      <style:text-properties fo:font-size="14pt" fo:font-style="normal" fo:font-weight="normal" officeooo:rsid="0090c247" officeooo:paragraph-rsid="00c4d9f4" style:font-size-asian="14pt" style:font-style-asian="normal" style:font-weight-asian="normal" style:font-size-complex="14pt" style:font-style-complex="normal" style:font-weight-complex="normal"/>
    </style:style>
    <style:style style:name="P59" style:family="paragraph" style:parent-style-name="Standard">
      <style:text-properties fo:font-size="14pt" fo:font-style="normal" fo:font-weight="normal" officeooo:rsid="00a26d73" officeooo:paragraph-rsid="00a26d73" style:font-size-asian="14pt" style:font-style-asian="normal" style:font-weight-asian="normal" style:font-size-complex="14pt" style:font-style-complex="normal" style:font-weight-complex="normal"/>
    </style:style>
    <style:style style:name="P60" style:family="paragraph" style:parent-style-name="Standard">
      <style:text-properties fo:font-size="14pt" fo:font-style="normal" fo:font-weight="normal" officeooo:rsid="00a26d73" officeooo:paragraph-rsid="00a1bc62" style:font-size-asian="14pt" style:font-style-asian="normal" style:font-weight-asian="normal" style:font-size-complex="14pt" style:font-style-complex="normal" style:font-weight-complex="normal"/>
    </style:style>
    <style:style style:name="P61" style:family="paragraph" style:parent-style-name="Standard">
      <style:text-properties fo:font-size="14pt" fo:font-style="normal" fo:font-weight="normal" officeooo:rsid="00a1bc62" officeooo:paragraph-rsid="00a1bc62" style:font-size-asian="14pt" style:font-style-asian="normal" style:font-weight-asian="normal" style:font-size-complex="14pt" style:font-style-complex="normal" style:font-weight-complex="normal"/>
    </style:style>
    <style:style style:name="P62" style:family="paragraph" style:parent-style-name="Standard">
      <style:text-properties fo:font-size="14pt" fo:font-style="normal" fo:font-weight="normal" officeooo:rsid="00b945dc" officeooo:paragraph-rsid="00b945dc" style:font-size-asian="14pt" style:font-style-asian="normal" style:font-weight-asian="normal" style:font-size-complex="14pt" style:font-style-complex="normal" style:font-weight-complex="normal"/>
    </style:style>
    <style:style style:name="P63" style:family="paragraph" style:parent-style-name="Standard">
      <style:text-properties fo:font-size="14pt" fo:font-style="normal" fo:font-weight="normal" officeooo:rsid="00b9e719" officeooo:paragraph-rsid="00b9e719" style:font-size-asian="14pt" style:font-style-asian="normal" style:font-weight-asian="normal" style:font-size-complex="14pt" style:font-style-complex="normal" style:font-weight-complex="normal"/>
    </style:style>
    <style:style style:name="P64" style:family="paragraph" style:parent-style-name="Standard">
      <style:text-properties fo:font-size="14pt" fo:font-style="normal" fo:font-weight="normal" officeooo:rsid="00baab45" officeooo:paragraph-rsid="00c808ac" style:font-size-asian="14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0bf49d9" officeooo:paragraph-rsid="00b82267"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c2b81a" officeooo:paragraph-rsid="00c4d9f4" style:font-size-asian="14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normal" officeooo:rsid="00c2b81a" officeooo:paragraph-rsid="00c4a659" style:font-size-asian="14pt" style:font-style-asian="normal" style:font-weight-asian="normal" style:font-size-complex="14pt" style:font-style-complex="normal" style:font-weight-complex="normal"/>
    </style:style>
    <style:style style:name="P68" style:family="paragraph" style:parent-style-name="Standard">
      <style:text-properties fo:font-size="14pt" fo:font-style="normal" fo:font-weight="normal" officeooo:rsid="00c2b81a" officeooo:paragraph-rsid="00bf49d9" style:font-size-asian="14pt" style:font-style-asian="normal" style:font-weight-asian="normal" style:font-size-complex="14pt" style:font-style-complex="normal" style:font-weight-complex="normal"/>
    </style:style>
    <style:style style:name="P69" style:family="paragraph" style:parent-style-name="Standard">
      <style:text-properties fo:font-size="14pt" fo:font-style="normal" fo:font-weight="normal" officeooo:rsid="00c2b81a" officeooo:paragraph-rsid="00c2b81a" style:font-size-asian="14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c4d9f4" officeooo:paragraph-rsid="00c4d9f4" style:font-size-asian="14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3eab48" officeooo:paragraph-rsid="00c4d9f4" style:font-size-asian="14pt" style:font-style-asian="normal" style:font-weight-asian="normal" style:font-size-complex="14pt" style:font-style-complex="normal" style:font-weight-complex="normal"/>
    </style:style>
    <style:style style:name="P72" style:family="paragraph" style:parent-style-name="Standard">
      <style:text-properties fo:font-size="14pt" fo:font-style="normal" fo:font-weight="normal" officeooo:rsid="003eab48" officeooo:paragraph-rsid="00c5aebf" style:font-size-asian="14pt" style:font-style-asian="normal" style:font-weight-asian="normal" style:font-size-complex="14pt" style:font-style-complex="normal" style:font-weight-complex="normal"/>
    </style:style>
    <style:style style:name="P73" style:family="paragraph" style:parent-style-name="Standard">
      <style:text-properties fo:font-size="14pt" fo:font-style="normal" fo:font-weight="normal" officeooo:rsid="005c5ecb" officeooo:paragraph-rsid="00c5aebf"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a3eebe" officeooo:paragraph-rsid="00c5bacc" style:font-size-asian="14pt" style:font-style-asian="normal" style:font-weight-asian="normal" style:font-size-complex="14pt" style:font-style-complex="normal" style:font-weight-complex="normal"/>
    </style:style>
    <style:style style:name="P75" style:family="paragraph" style:parent-style-name="Standard">
      <style:text-properties fo:font-size="14pt" fo:font-style="normal" fo:font-weight="normal" officeooo:rsid="00a3eebe" officeooo:paragraph-rsid="00c711ca" style:font-size-asian="14pt" style:font-style-asian="normal" style:font-weight-asian="normal" style:font-size-complex="14pt" style:font-style-complex="normal" style:font-weight-complex="normal"/>
    </style:style>
    <style:style style:name="P76" style:family="paragraph" style:parent-style-name="Standard">
      <style:text-properties fo:font-size="14pt" fo:font-style="normal" fo:font-weight="normal" officeooo:rsid="00c5bacc" officeooo:paragraph-rsid="00c5bacc" style:font-size-asian="14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normal" officeooo:rsid="00c5bacc" officeooo:paragraph-rsid="00c697c8" style:font-size-asian="14pt" style:font-style-asian="normal" style:font-weight-asian="normal" style:font-size-complex="14pt" style:font-style-complex="normal" style:font-weight-complex="normal"/>
    </style:style>
    <style:style style:name="P78" style:family="paragraph" style:parent-style-name="Standard">
      <style:text-properties fo:font-size="14pt" fo:font-style="normal" fo:font-weight="normal" officeooo:rsid="00b0a25d" officeooo:paragraph-rsid="00c697c8" style:font-size-asian="14pt" style:font-style-asian="normal" style:font-weight-asian="normal" style:font-size-complex="14pt" style:font-style-complex="normal" style:font-weight-complex="normal"/>
    </style:style>
    <style:style style:name="P79" style:family="paragraph" style:parent-style-name="Standard">
      <style:text-properties fo:font-size="14pt" fo:font-style="normal" fo:font-weight="normal" officeooo:rsid="00b0a25d" officeooo:paragraph-rsid="00c711ca"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style="normal" fo:font-weight="normal" officeooo:rsid="00b0a25d" officeooo:paragraph-rsid="00c746b5" style:font-size-asian="14pt" style:font-style-asian="normal" style:font-weight-asian="normal" style:font-size-complex="14pt" style:font-style-complex="normal" style:font-weight-complex="normal"/>
    </style:style>
    <style:style style:name="P81" style:family="paragraph" style:parent-style-name="Standard">
      <style:text-properties fo:font-size="14pt" fo:font-style="normal" fo:font-weight="normal" officeooo:rsid="00b0a25d" officeooo:paragraph-rsid="00cc8e1e" style:font-size-asian="14pt" style:font-style-asian="normal" style:font-weight-asian="normal" style:font-size-complex="14pt" style:font-style-complex="normal" style:font-weight-complex="normal"/>
    </style:style>
    <style:style style:name="P82" style:family="paragraph" style:parent-style-name="Standard">
      <style:text-properties fo:font-size="14pt" fo:font-style="normal" fo:font-weight="normal" officeooo:rsid="00c697c8" officeooo:paragraph-rsid="00c697c8" style:font-size-asian="14pt" style:font-style-asian="normal" style:font-weight-asian="normal" style:font-size-complex="14pt" style:font-style-complex="normal" style:font-weight-complex="normal"/>
    </style:style>
    <style:style style:name="P83" style:family="paragraph" style:parent-style-name="Standard">
      <style:text-properties fo:font-size="14pt" fo:font-style="normal" fo:font-weight="normal" officeooo:rsid="00a42832" officeooo:paragraph-rsid="00c711ca" style:font-size-asian="14pt" style:font-style-asian="normal" style:font-weight-asian="normal" style:font-size-complex="14pt" style:font-style-complex="normal" style:font-weight-complex="normal"/>
    </style:style>
    <style:style style:name="P84" style:family="paragraph" style:parent-style-name="Standard">
      <style:text-properties fo:font-size="14pt" fo:font-style="normal" fo:font-weight="normal" officeooo:rsid="00b1f331" officeooo:paragraph-rsid="00c808ac" style:font-size-asian="14pt" style:font-style-asian="normal" style:font-weight-asian="normal" style:font-size-complex="14pt" style:font-style-complex="normal" style:font-weight-complex="normal"/>
    </style:style>
    <style:style style:name="P85" style:family="paragraph" style:parent-style-name="Standard">
      <style:text-properties fo:font-size="14pt" fo:font-style="normal" fo:font-weight="normal" officeooo:rsid="00b3a377" officeooo:paragraph-rsid="00c808ac" style:font-size-asian="14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0cdacbf" officeooo:paragraph-rsid="00cdacbf" style:font-size-asian="14pt" style:font-style-asian="normal" style:font-weight-asian="normal" style:font-size-complex="14pt" style:font-style-complex="normal" style:font-weight-complex="normal"/>
    </style:style>
    <style:style style:name="P87" style:family="paragraph" style:parent-style-name="Standard">
      <style:text-properties fo:font-size="14pt" fo:font-style="normal" fo:font-weight="normal" officeooo:rsid="00cdacbf" officeooo:paragraph-rsid="00d5da1e" style:font-size-asian="14pt" style:font-style-asian="normal" style:font-weight-asian="normal" style:font-size-complex="14pt" style:font-style-complex="normal" style:font-weight-complex="normal"/>
    </style:style>
    <style:style style:name="P88" style:family="paragraph" style:parent-style-name="Standard">
      <style:text-properties fo:font-size="14pt" fo:font-style="normal" fo:font-weight="normal" officeooo:rsid="00ce8598" officeooo:paragraph-rsid="00ce8598" style:font-size-asian="14pt" style:font-style-asian="normal" style:font-weight-asian="normal" style:font-size-complex="14pt" style:font-style-complex="normal" style:font-weight-complex="normal"/>
    </style:style>
    <style:style style:name="P89" style:family="paragraph" style:parent-style-name="Standard">
      <style:text-properties fo:font-size="14pt" fo:font-style="normal" fo:font-weight="normal" officeooo:rsid="00cfcc4e" officeooo:paragraph-rsid="00cfcc4e"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fo:font-weight="normal" officeooo:rsid="00d0e5cb" officeooo:paragraph-rsid="00d0e5cb" style:font-size-asian="14pt" style:font-style-asian="normal" style:font-weight-asian="normal" style:font-size-complex="14pt" style:font-style-complex="normal" style:font-weight-complex="normal"/>
    </style:style>
    <style:style style:name="P91" style:family="paragraph" style:parent-style-name="Standard">
      <style:text-properties fo:font-size="14pt" fo:font-style="normal" fo:font-weight="normal" officeooo:rsid="00d1ffed" officeooo:paragraph-rsid="00d1ffed" style:font-size-asian="14pt" style:font-style-asian="normal" style:font-weight-asian="normal" style:font-size-complex="14pt" style:font-style-complex="normal" style:font-weight-complex="normal"/>
    </style:style>
    <style:style style:name="P92" style:family="paragraph" style:parent-style-name="Standard">
      <style:text-properties fo:font-size="14pt" fo:font-style="normal" fo:font-weight="normal" officeooo:rsid="00d1ffed" officeooo:paragraph-rsid="00d5da1e" style:font-size-asian="14pt" style:font-style-asian="normal" style:font-weight-asian="normal" style:font-size-complex="14pt" style:font-style-complex="normal" style:font-weight-complex="normal"/>
    </style:style>
    <style:style style:name="P93" style:family="paragraph" style:parent-style-name="Standard">
      <style:text-properties fo:font-size="14pt" fo:font-style="normal" fo:font-weight="normal" officeooo:rsid="00d3f216" officeooo:paragraph-rsid="0069dc3d" style:font-size-asian="14pt" style:font-style-asian="normal" style:font-weight-asian="normal" style:font-size-complex="14pt" style:font-style-complex="normal" style:font-weight-complex="normal"/>
    </style:style>
    <style:style style:name="P94" style:family="paragraph" style:parent-style-name="Standard">
      <style:text-properties fo:font-size="14pt" fo:font-style="normal" fo:font-weight="bold" officeooo:rsid="003b29a4" officeooo:paragraph-rsid="00c4d9f4" style:font-size-asian="14pt" style:font-style-asian="normal" style:font-weight-asian="bold" style:font-size-complex="14pt" style:font-style-complex="normal" style:font-weight-complex="bold"/>
    </style:style>
    <style:style style:name="P95" style:family="paragraph" style:parent-style-name="Standard">
      <style:text-properties fo:font-size="14pt" fo:font-style="normal" fo:font-weight="bold" officeooo:rsid="005db848" officeooo:paragraph-rsid="00c4d9f4" style:font-size-asian="14pt" style:font-style-asian="normal" style:font-weight-asian="bold" style:font-size-complex="14pt" style:font-style-complex="normal" style:font-weight-complex="bold"/>
    </style:style>
    <style:style style:name="P96" style:family="paragraph" style:parent-style-name="Standard">
      <style:text-properties fo:font-size="14pt" fo:font-style="normal" fo:font-weight="bold" officeooo:rsid="00b945dc" officeooo:paragraph-rsid="00b945dc" style:font-size-asian="14pt" style:font-style-asian="normal" style:font-weight-asian="bold" style:font-size-complex="14pt" style:font-style-complex="normal" style:font-weight-complex="bold"/>
    </style:style>
    <style:style style:name="P97" style:family="paragraph" style:parent-style-name="Standard">
      <style:text-properties fo:font-size="14pt" fo:font-style="normal" fo:font-weight="bold" officeooo:rsid="00b9e719" officeooo:paragraph-rsid="00b9e719" style:font-size-asian="14pt" style:font-style-asian="normal" style:font-weight-asian="bold" style:font-size-complex="14pt" style:font-style-complex="normal" style:font-weight-complex="bold"/>
    </style:style>
    <style:style style:name="P98" style:family="paragraph" style:parent-style-name="Standard">
      <style:text-properties fo:font-size="14pt" fo:font-style="normal" fo:font-weight="bold" officeooo:rsid="00b9e719" officeooo:paragraph-rsid="00c808ac" style:font-size-asian="14pt" style:font-style-asian="normal" style:font-weight-asian="bold" style:font-size-complex="14pt" style:font-style-complex="normal" style:font-weight-complex="bold"/>
    </style:style>
    <style:style style:name="P99" style:family="paragraph" style:parent-style-name="Standard">
      <style:text-properties fo:font-size="14pt" fo:font-style="normal" fo:font-weight="bold" officeooo:rsid="00baab45" officeooo:paragraph-rsid="00c808ac" style:font-size-asian="14pt" style:font-style-asian="normal" style:font-weight-asian="bold" style:font-size-complex="14pt" style:font-style-complex="normal" style:font-weight-complex="bold"/>
    </style:style>
    <style:style style:name="P100" style:family="paragraph" style:parent-style-name="Standard">
      <style:text-properties fo:font-size="14pt" fo:font-style="normal" fo:font-weight="bold" officeooo:rsid="00a3eebe" officeooo:paragraph-rsid="00c711ca" style:font-size-asian="14pt" style:font-style-asian="normal" style:font-weight-asian="bold" style:font-size-complex="14pt" style:font-style-complex="normal" style:font-weight-complex="bold"/>
    </style:style>
    <style:style style:name="P101" style:family="paragraph" style:parent-style-name="Standard">
      <style:text-properties fo:font-size="14pt" fo:font-style="normal" fo:font-weight="bold" officeooo:rsid="003cfd80" officeooo:paragraph-rsid="00c711ca" style:font-size-asian="14pt" style:font-style-asian="normal" style:font-weight-asian="bold" style:font-size-complex="14pt" style:font-style-complex="normal" style:font-weight-complex="bold"/>
    </style:style>
    <style:style style:name="P102" style:family="paragraph" style:parent-style-name="Standard">
      <style:text-properties fo:font-size="14pt" fo:font-style="normal" fo:font-weight="bold" officeooo:rsid="00bdca4e" officeooo:paragraph-rsid="00c697c8" style:font-size-asian="14pt" style:font-style-asian="normal" style:font-weight-asian="bold" style:font-size-complex="14pt" style:font-style-complex="normal" style:font-weight-complex="bold"/>
    </style:style>
    <style:style style:name="P103" style:family="paragraph" style:parent-style-name="Standard">
      <style:text-properties fo:font-size="14pt" fo:font-style="normal" fo:font-weight="bold" officeooo:rsid="00b1f331" officeooo:paragraph-rsid="00c808ac" style:font-size-asian="14pt" style:font-style-asian="normal" style:font-weight-asian="bold" style:font-size-complex="14pt" style:font-style-complex="normal" style:font-weight-complex="bold"/>
    </style:style>
    <style:style style:name="P104" style:family="paragraph" style:parent-style-name="Standard">
      <style:text-properties fo:font-size="14pt" fo:font-style="normal" fo:font-weight="bold" officeooo:rsid="00b3a377" officeooo:paragraph-rsid="00c808ac" style:font-size-asian="14pt" style:font-style-asian="normal" style:font-weight-asian="bold" style:font-size-complex="14pt" style:font-style-complex="normal" style:font-weight-complex="bold"/>
    </style:style>
    <style:style style:name="P105" style:family="paragraph" style:parent-style-name="Standard">
      <style:text-properties fo:font-size="14pt" fo:font-style="normal" fo:font-weight="bold" officeooo:rsid="00d7ceb4" officeooo:paragraph-rsid="00d7ceb4" style:font-size-asian="14pt" style:font-style-asian="normal" style:font-weight-asian="bold" style:font-size-complex="14pt" style:font-style-complex="normal" style:font-weight-complex="bold"/>
    </style:style>
    <style:style style:name="P106" style:family="paragraph" style:parent-style-name="Standard">
      <style:text-properties fo:font-size="14pt" fo:font-style="normal" style:text-underline-style="solid" style:text-underline-width="auto" style:text-underline-color="font-color" fo:font-weight="bold" officeooo:rsid="00b82267" officeooo:paragraph-rsid="00b82267" style:font-size-asian="14pt" style:font-style-asian="normal" style:font-weight-asian="bold" style:font-size-complex="14pt" style:font-style-complex="normal" style:font-weight-complex="bold"/>
    </style:style>
    <style:style style:name="P107" style:family="paragraph" style:parent-style-name="Standard">
      <style:text-properties fo:font-size="14pt" fo:font-style="normal" style:text-underline-style="solid" style:text-underline-width="auto" style:text-underline-color="font-color" fo:font-weight="bold" officeooo:rsid="00b85997" officeooo:paragraph-rsid="00b85997" style:font-size-asian="14pt" style:font-style-asian="normal" style:font-weight-asian="bold" style:font-size-complex="14pt" style:font-style-complex="normal" style:font-weight-complex="bold"/>
    </style:style>
    <style:style style:name="P108" style:family="paragraph" style:parent-style-name="Standard">
      <style:text-properties fo:font-size="14pt" fo:font-style="normal" style:text-underline-style="solid" style:text-underline-width="auto" style:text-underline-color="font-color" fo:font-weight="bold" officeooo:rsid="00bdca4e" officeooo:paragraph-rsid="00bdca4e" style:font-size-asian="14pt" style:font-style-asian="normal" style:font-weight-asian="bold" style:font-size-complex="14pt" style:font-style-complex="normal" style:font-weight-complex="bold"/>
    </style:style>
    <style:style style:name="P109" style:family="paragraph" style:parent-style-name="Standard">
      <style:text-properties fo:font-size="14pt" fo:font-style="normal" style:text-underline-style="solid" style:text-underline-width="auto" style:text-underline-color="font-color" fo:font-weight="bold" officeooo:rsid="00bdca4e" officeooo:paragraph-rsid="00c5bacc"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style:text-underline-style="solid" style:text-underline-width="auto" style:text-underline-color="font-color" fo:font-weight="bold" officeooo:rsid="00bdca4e" officeooo:paragraph-rsid="00c697c8"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style:text-underline-style="none" fo:font-weight="normal" officeooo:rsid="00c697c8" officeooo:paragraph-rsid="00c697c8" style:font-size-asian="14pt" style:font-style-asian="normal" style:font-weight-asian="normal" style:font-size-complex="14pt" style:font-style-complex="normal" style:font-weight-complex="normal"/>
    </style:style>
    <style:style style:name="P112" style:family="paragraph" style:parent-style-name="Standard">
      <style:paragraph-properties fo:text-align="center" style:justify-single-word="false"/>
      <style:text-properties fo:font-size="32pt" style:font-size-asian="32pt" style:font-size-complex="32pt"/>
    </style:style>
    <style:style style:name="P113"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14" style:family="paragraph" style:parent-style-name="Standard">
      <style:paragraph-properties fo:text-align="center" style:justify-single-word="false"/>
      <style:text-properties fo:font-size="32pt" fo:font-weight="bold" officeooo:rsid="0017478d" officeooo:paragraph-rsid="0017478d" style:font-size-asian="32pt" style:font-weight-asian="bold" style:font-size-complex="32pt" style:font-weight-complex="bold"/>
    </style:style>
    <style:style style:name="P115"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16" style:family="paragraph" style:parent-style-name="Standard">
      <style:paragraph-properties fo:text-align="center" style:justify-single-word="false"/>
      <style:text-properties fo:font-size="20pt" fo:font-weight="bold" officeooo:paragraph-rsid="00b82267" style:font-size-asian="20pt" style:font-weight-asian="bold" style:font-size-complex="20pt" style:font-weight-complex="bold"/>
    </style:style>
    <style:style style:name="P117" style:family="paragraph" style:parent-style-name="Standard">
      <style:paragraph-properties fo:text-align="center" style:justify-single-word="false"/>
      <style:text-properties fo:font-size="20pt" fo:font-weight="bold" officeooo:paragraph-rsid="00c808ac" style:font-size-asian="20pt" style:font-weight-asian="bold" style:font-size-complex="20pt" style:font-weight-complex="bold"/>
    </style:style>
    <style:style style:name="P118" style:family="paragraph" style:parent-style-name="Standard">
      <style:text-properties fo:font-size="14pt" fo:font-style="normal" fo:font-weight="normal" officeooo:rsid="00b0a25d" officeooo:paragraph-rsid="00c697c8" style:font-size-asian="14pt" style:font-style-asian="normal" style:font-weight-asian="normal" style:font-size-complex="14pt" style:font-style-complex="normal" style:font-weight-complex="normal"/>
    </style:style>
    <style:style style:name="P119" style:family="paragraph" style:parent-style-name="Standard">
      <style:text-properties fo:font-size="14pt" fo:font-style="normal" fo:font-weight="normal" officeooo:rsid="00b0a25d" officeooo:paragraph-rsid="00d84a29" style:font-size-asian="14pt" style:font-style-asian="normal" style:font-weight-asian="normal" style:font-size-complex="14pt" style:font-style-complex="normal" style:font-weight-complex="normal"/>
    </style:style>
    <style:style style:name="P120" style:family="paragraph" style:parent-style-name="Standard">
      <style:text-properties fo:font-size="14pt" fo:font-style="normal" fo:font-weight="normal" officeooo:rsid="00b0a25d" officeooo:paragraph-rsid="00c746b5" style:font-size-asian="14pt" style:font-style-asian="normal" style:font-weight-asian="normal" style:font-size-complex="14pt" style:font-style-complex="normal" style:font-weight-complex="normal"/>
    </style:style>
    <style:style style:name="P121" style:family="paragraph" style:parent-style-name="Standard">
      <style:text-properties fo:font-size="14pt" fo:font-style="normal" fo:font-weight="normal" officeooo:rsid="00d1ffed" officeooo:paragraph-rsid="00d5da1e" style:font-size-asian="14pt" style:font-style-asian="normal" style:font-weight-asian="normal" style:font-size-complex="14pt" style:font-style-complex="normal" style:font-weight-complex="normal"/>
    </style:style>
    <style:style style:name="P122" style:family="paragraph" style:parent-style-name="Standard">
      <style:text-properties fo:font-size="14pt" fo:font-style="normal" fo:font-weight="normal" officeooo:rsid="00d1ffed" officeooo:paragraph-rsid="00d84a29" style:font-size-asian="14pt" style:font-style-asian="normal" style:font-weight-asian="normal" style:font-size-complex="14pt" style:font-style-complex="normal" style:font-weight-complex="normal"/>
    </style:style>
    <style:style style:name="P123" style:family="paragraph" style:parent-style-name="Standard">
      <style:text-properties fo:font-size="14pt" fo:font-style="normal" fo:font-weight="normal" officeooo:rsid="00ce8598" officeooo:paragraph-rsid="00d7822d" style:font-size-asian="14pt" style:font-style-asian="normal" style:font-weight-asian="normal" style:font-size-complex="14pt" style:font-style-complex="normal" style:font-weight-complex="normal"/>
    </style:style>
    <style:style style:name="T1" style:family="text">
      <style:text-properties officeooo:rsid="003634bf"/>
    </style:style>
    <style:style style:name="T2" style:family="text">
      <style:text-properties fo:font-weight="bold" style:font-weight-asian="bold" style:font-weight-complex="bold"/>
    </style:style>
    <style:style style:name="T3" style:family="text">
      <style:text-properties fo:font-weight="bold" officeooo:rsid="005c5ecb" style:font-weight-asian="bold" style:font-weight-complex="bold"/>
    </style:style>
    <style:style style:name="T4" style:family="text">
      <style:text-properties fo:font-weight="bold" officeooo:rsid="00b6ccaf" style:font-weight-asian="bold" style:font-weight-complex="bold"/>
    </style:style>
    <style:style style:name="T5" style:family="text">
      <style:text-properties fo:font-weight="bold" officeooo:rsid="00a3b460" style:font-weight-asian="bold" style:font-weight-complex="bold"/>
    </style:style>
    <style:style style:name="T6" style:family="text">
      <style:text-properties fo:font-weight="bold" officeooo:rsid="00bcb111" style:font-weight-asian="bold" style:font-weight-complex="bold"/>
    </style:style>
    <style:style style:name="T7" style:family="text">
      <style:text-properties fo:font-weight="bold" officeooo:rsid="00c711ca" style:font-weight-asian="bold" style:font-weight-complex="bold"/>
    </style:style>
    <style:style style:name="T8" style:family="text">
      <style:text-properties fo:font-weight="bold" officeooo:rsid="00c746b5" style:font-weight-asian="bold" style:font-weight-complex="bold"/>
    </style:style>
    <style:style style:name="T9" style:family="text">
      <style:text-properties fo:font-weight="bold" officeooo:rsid="00ca7cfd" style:font-weight-asian="bold" style:font-weight-complex="bold"/>
    </style:style>
    <style:style style:name="T10" style:family="text">
      <style:text-properties fo:font-weight="bold" officeooo:rsid="00cc8e1e" style:font-weight-asian="bold" style:font-weight-complex="bold"/>
    </style:style>
    <style:style style:name="T11" style:family="text">
      <style:text-properties fo:font-weight="bold" officeooo:rsid="00d5da1e" style:font-weight-asian="bold" style:font-weight-complex="bold"/>
    </style:style>
    <style:style style:name="T12" style:family="text">
      <style:text-properties fo:font-weight="bold" officeooo:rsid="00d7822d" style:font-weight-asian="bold" style:font-weight-complex="bold"/>
    </style:style>
    <style:style style:name="T13" style:family="text">
      <style:text-properties fo:font-weight="bold" officeooo:rsid="00d84a2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4245f" style:font-weight-asian="normal" style:font-weight-complex="normal"/>
    </style:style>
    <style:style style:name="T16" style:family="text">
      <style:text-properties fo:font-weight="normal" officeooo:rsid="004f2454" style:font-weight-asian="normal" style:font-weight-complex="normal"/>
    </style:style>
    <style:style style:name="T17" style:family="text">
      <style:text-properties fo:font-weight="normal" officeooo:rsid="005db848" style:font-weight-asian="normal" style:font-weight-complex="normal"/>
    </style:style>
    <style:style style:name="T18" style:family="text">
      <style:text-properties fo:font-weight="normal" officeooo:rsid="0066abc4" style:font-weight-asian="normal" style:font-weight-complex="normal"/>
    </style:style>
    <style:style style:name="T19" style:family="text">
      <style:text-properties fo:font-weight="normal" officeooo:rsid="0091d427" style:font-weight-asian="normal" style:font-weight-complex="normal"/>
    </style:style>
    <style:style style:name="T20" style:family="text">
      <style:text-properties fo:font-weight="normal" officeooo:rsid="00a42832" style:font-weight-asian="normal" style:font-weight-complex="normal"/>
    </style:style>
    <style:style style:name="T21" style:family="text">
      <style:text-properties fo:font-weight="normal" officeooo:rsid="00b3a377" style:font-weight-asian="normal" style:font-weight-complex="normal"/>
    </style:style>
    <style:style style:name="T22" style:family="text">
      <style:text-properties fo:font-weight="normal" officeooo:rsid="00b45cd2" style:font-weight-asian="normal" style:font-weight-complex="normal"/>
    </style:style>
    <style:style style:name="T23" style:family="text">
      <style:text-properties fo:font-weight="normal" officeooo:rsid="00b6ccaf" style:font-weight-asian="normal" style:font-weight-complex="normal"/>
    </style:style>
    <style:style style:name="T24" style:family="text">
      <style:text-properties fo:font-weight="normal" officeooo:rsid="00b9e719" style:font-weight-asian="normal" style:font-weight-complex="normal"/>
    </style:style>
    <style:style style:name="T25" style:family="text">
      <style:text-properties fo:font-weight="normal" officeooo:rsid="00baab45" style:font-weight-asian="normal" style:font-weight-complex="normal"/>
    </style:style>
    <style:style style:name="T26" style:family="text">
      <style:text-properties fo:font-weight="normal" officeooo:rsid="00bdca4e" style:font-weight-asian="normal" style:font-weight-complex="normal"/>
    </style:style>
    <style:style style:name="T27" style:family="text">
      <style:text-properties fo:font-weight="normal" officeooo:rsid="00bf49d9" style:font-weight-asian="normal" style:font-weight-complex="normal"/>
    </style:style>
    <style:style style:name="T28" style:family="text">
      <style:text-properties fo:font-weight="normal" officeooo:rsid="00c0448e" style:font-weight-asian="normal" style:font-weight-complex="normal"/>
    </style:style>
    <style:style style:name="T29" style:family="text">
      <style:text-properties fo:font-weight="normal" officeooo:rsid="00c1b3ae" style:font-weight-asian="normal" style:font-weight-complex="normal"/>
    </style:style>
    <style:style style:name="T30" style:family="text">
      <style:text-properties fo:font-weight="normal" officeooo:rsid="00c2b81a" style:font-weight-asian="normal" style:font-weight-complex="normal"/>
    </style:style>
    <style:style style:name="T31" style:family="text">
      <style:text-properties fo:font-weight="normal" officeooo:rsid="00c5aebf" style:font-weight-asian="normal" style:font-weight-complex="normal"/>
    </style:style>
    <style:style style:name="T32" style:family="text">
      <style:text-properties fo:font-weight="normal" officeooo:rsid="00c808ac" style:font-weight-asian="normal" style:font-weight-complex="normal"/>
    </style:style>
    <style:style style:name="T33" style:family="text">
      <style:text-properties fo:font-weight="normal" officeooo:rsid="00ca7cfd" style:font-weight-asian="normal" style:font-weight-complex="normal"/>
    </style:style>
    <style:style style:name="T34" style:family="text">
      <style:text-properties fo:font-weight="normal" officeooo:rsid="00d3f216" style:font-weight-asian="normal" style:font-weight-complex="normal"/>
    </style:style>
    <style:style style:name="T35" style:family="text">
      <style:text-properties fo:font-weight="normal" officeooo:rsid="0053e54a" style:font-weight-asian="normal" style:font-weight-complex="normal"/>
    </style:style>
    <style:style style:name="T36" style:family="text">
      <style:text-properties officeooo:rsid="0042151d"/>
    </style:style>
    <style:style style:name="T37" style:family="text">
      <style:text-properties officeooo:rsid="00472e17"/>
    </style:style>
    <style:style style:name="T38" style:family="text">
      <style:text-properties officeooo:rsid="0050e99b"/>
    </style:style>
    <style:style style:name="T39" style:family="text">
      <style:text-properties officeooo:rsid="00595e30"/>
    </style:style>
    <style:style style:name="T40" style:family="text">
      <style:text-properties officeooo:rsid="005c5ecb"/>
    </style:style>
    <style:style style:name="T41" style:family="text">
      <style:text-properties officeooo:rsid="006b305d"/>
    </style:style>
    <style:style style:name="T42" style:family="text">
      <style:text-properties officeooo:rsid="006d6531"/>
    </style:style>
    <style:style style:name="T43" style:family="text">
      <style:text-properties officeooo:rsid="0094d259"/>
    </style:style>
    <style:style style:name="T44" style:family="text">
      <style:text-properties officeooo:rsid="0095064b"/>
    </style:style>
    <style:style style:name="T45" style:family="text">
      <style:text-properties officeooo:rsid="0097018c"/>
    </style:style>
    <style:style style:name="T46" style:family="text">
      <style:text-properties officeooo:rsid="0098fbf5"/>
    </style:style>
    <style:style style:name="T47" style:family="text">
      <style:text-properties officeooo:rsid="009be6e9"/>
    </style:style>
    <style:style style:name="T48" style:family="text">
      <style:text-properties officeooo:rsid="00a26d73"/>
    </style:style>
    <style:style style:name="T49" style:family="text">
      <style:text-properties officeooo:rsid="00a3eebe"/>
    </style:style>
    <style:style style:name="T50" style:family="text">
      <style:text-properties officeooo:rsid="00b1f331"/>
    </style:style>
    <style:style style:name="T51" style:family="text">
      <style:text-properties officeooo:rsid="00b6ccaf"/>
    </style:style>
    <style:style style:name="T52" style:family="text">
      <style:text-properties officeooo:rsid="00b82267"/>
    </style:style>
    <style:style style:name="T53" style:family="text">
      <style:text-properties officeooo:rsid="00b85997"/>
    </style:style>
    <style:style style:name="T54" style:family="text">
      <style:text-properties officeooo:rsid="00b945dc"/>
    </style:style>
    <style:style style:name="T55" style:family="text">
      <style:text-properties officeooo:rsid="00b9e719"/>
    </style:style>
    <style:style style:name="T56" style:family="text">
      <style:text-properties officeooo:rsid="00bcb111"/>
    </style:style>
    <style:style style:name="T57" style:family="text">
      <style:text-properties officeooo:rsid="00bdca4e"/>
    </style:style>
    <style:style style:name="T58" style:family="text">
      <style:text-properties officeooo:rsid="00c1b3ae"/>
    </style:style>
    <style:style style:name="T59" style:family="text">
      <style:text-properties officeooo:rsid="00c2b81a"/>
    </style:style>
    <style:style style:name="T60" style:family="text">
      <style:text-properties fo:font-style="normal" style:text-underline-style="solid" style:text-underline-width="auto" style:text-underline-color="font-color" style:font-style-asian="normal" style:font-style-complex="normal"/>
    </style:style>
    <style:style style:name="T61" style:family="text">
      <style:text-properties fo:font-style="normal" style:text-underline-style="solid" style:text-underline-width="auto" style:text-underline-color="font-color" officeooo:rsid="00b85997" style:font-style-asian="normal" style:font-style-complex="normal"/>
    </style:style>
    <style:style style:name="T62" style:family="text">
      <style:text-properties fo:font-style="normal" style:text-underline-style="solid" style:text-underline-width="auto" style:text-underline-color="font-color" officeooo:rsid="00c4a659" style:font-style-asian="normal" style:font-style-complex="normal"/>
    </style:style>
    <style:style style:name="T63" style:family="text">
      <style:text-properties fo:font-style="normal" style:text-underline-style="solid" style:text-underline-width="auto" style:text-underline-color="font-color" officeooo:rsid="00c4d9f4" style:font-style-asian="normal" style:font-style-complex="normal"/>
    </style:style>
    <style:style style:name="T64" style:family="text">
      <style:text-properties fo:font-style="normal" style:text-underline-style="solid" style:text-underline-width="auto" style:text-underline-color="font-color" officeooo:rsid="00c697c8" style:font-style-asian="normal" style:font-style-complex="normal"/>
    </style:style>
    <style:style style:name="T65" style:family="text">
      <style:text-properties fo:font-style="normal" style:text-underline-style="none" fo:font-weight="normal" style:font-style-asian="normal" style:font-weight-asian="normal" style:font-style-complex="normal" style:font-weight-complex="normal"/>
    </style:style>
    <style:style style:name="T66" style:family="text">
      <style:text-properties fo:font-style="normal" style:text-underline-style="none" fo:font-weight="normal" officeooo:rsid="00c697c8" style:font-style-asian="normal" style:font-weight-asian="normal" style:font-style-complex="normal" style:font-weight-complex="normal"/>
    </style:style>
    <style:style style:name="T67" style:family="text">
      <style:text-properties fo:font-style="normal" style:text-underline-style="none" fo:font-weight="normal" officeooo:rsid="00d45a33" style:font-style-asian="normal" style:font-weight-asian="normal" style:font-style-complex="normal" style:font-weight-complex="normal"/>
    </style:style>
    <style:style style:name="T68" style:family="text">
      <style:text-properties fo:font-style="normal" style:font-style-asian="normal" style:font-style-complex="normal"/>
    </style:style>
    <style:style style:name="T69" style:family="text">
      <style:text-properties fo:font-style="normal" officeooo:rsid="00c711ca" style:font-style-asian="normal" style:font-style-complex="normal"/>
    </style:style>
    <style:style style:name="T70" style:family="text">
      <style:text-properties fo:font-style="normal" fo:font-weight="bold" style:font-style-asian="normal" style:font-weight-asian="bold" style:font-style-complex="normal" style:font-weight-complex="bold"/>
    </style:style>
    <style:style style:name="T71" style:family="text">
      <style:text-properties fo:font-style="normal" fo:font-weight="bold" officeooo:rsid="00c711ca" style:font-style-asian="normal" style:font-weight-asian="bold" style:font-style-complex="normal" style:font-weight-complex="bold"/>
    </style:style>
    <style:style style:name="T72" style:family="text">
      <style:text-properties officeooo:rsid="00c4d9f4"/>
    </style:style>
    <style:style style:name="T73" style:family="text">
      <style:text-properties officeooo:rsid="00c5aebf"/>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officeooo:rsid="00c697c8"/>
    </style:style>
    <style:style style:name="T76" style:family="text">
      <style:text-properties officeooo:rsid="00c5bacc"/>
    </style:style>
    <style:style style:name="T77" style:family="text">
      <style:text-properties officeooo:rsid="00c697c8"/>
    </style:style>
    <style:style style:name="T78" style:family="text">
      <style:text-properties officeooo:rsid="00c711ca"/>
    </style:style>
    <style:style style:name="T79" style:family="text">
      <style:text-properties officeooo:rsid="00c746b5"/>
    </style:style>
    <style:style style:name="T80" style:family="text">
      <style:text-properties officeooo:rsid="00c808ac"/>
    </style:style>
    <style:style style:name="T81" style:family="text">
      <style:text-properties officeooo:rsid="00ca7cfd"/>
    </style:style>
    <style:style style:name="T82" style:family="text">
      <style:text-properties officeooo:rsid="00cbf16f"/>
    </style:style>
    <style:style style:name="T83" style:family="text">
      <style:text-properties officeooo:rsid="00cc8e1e"/>
    </style:style>
    <style:style style:name="T84" style:family="text">
      <style:text-properties officeooo:rsid="00cd81c4"/>
    </style:style>
    <style:style style:name="T85" style:family="text">
      <style:text-properties officeooo:rsid="00ce8598"/>
    </style:style>
    <style:style style:name="T86" style:family="text">
      <style:text-properties officeooo:rsid="00cfcc4e"/>
    </style:style>
    <style:style style:name="T87" style:family="text">
      <style:text-properties officeooo:rsid="00d3f216"/>
    </style:style>
    <style:style style:name="T88" style:family="text">
      <style:text-properties officeooo:rsid="00d45a33"/>
    </style:style>
    <style:style style:name="T89" style:family="text">
      <style:text-properties officeooo:rsid="00d5da1e"/>
    </style:style>
    <style:style style:name="T90" style:family="text">
      <style:text-properties officeooo:rsid="00d7822d"/>
    </style:style>
    <style:style style:name="T91" style:family="text">
      <style:text-properties officeooo:rsid="00d84a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Meataxe-64</text:p>
      <text:p text:style-name="P114"><text:span text:style-name="T1">HPMI specification</text:span>.</text:p>
      <text:p text:style-name="P112">Richard Parker <text:span text:style-name="T87">31.3</text:span>.201<text:span text:style-name="T87">8</text:span></text:p>
      <text:p text:style-name="P31"/>
      <text:p text:style-name="P115">Section 1 – Introduction</text:p>
      <text:p text:style-name="P32"/>
      <text:p text:style-name="P34">This document specifies the High Performance Meataxe Interface (HPMI). <text:s/>It is the result of my work in August<text:span text:style-name="T81">-October</text:span> 2017 to restructure it with a view to simplifying its implementation for new characteristics<text:span text:style-name="T87"> and</text:span> new technologies<text:span text:style-name="T87">.</text:span></text:p>
      <text:p text:style-name="P34"/>
      <text:p text:style-name="P35">The document is intended to serve two distinct purposes, namely the use of the HPMI<text:span text:style-name="T51"> as described in section 2,</text:span> and the implementation of new technologies and/or characteristics<text:span text:style-name="T51"> as described in section 3</text:span>.</text:p>
      <text:p text:style-name="P34"/>
      <text:p text:style-name="P34">The HPMI works only over prime fields<text:span text:style-name="T87">. <text:s/>At present only primes up to 193 </text:span>are implemented. <text:s/>Extension fields are handled at a higher level using Albrecht-style methods in the "linf" module.</text:p>
      <text:p text:style-name="P34"/>
      <text:p text:style-name="P34">The primary objective of the HPMI is to achieve the fastest possible matrix multiply-and-add, for which the <text:span text:style-name="T2">BrickMad</text:span><text:span text:style-name="T14"> function is used to perform C += A x B for a particular size and shape - namely </text:span><text:span text:style-name="T2">alcove x cauldron</text:span><text:span text:style-name="T14"> - chosen by the HPMI</text:span><text:span text:style-name="T29"> -</text:span><text:span text:style-name="T14"> of</text:span><text:span text:style-name="T29"> a</text:span><text:span text:style-name="T14"> </text:span><text:span text:style-name="T2">brick</text:span><text:span text:style-name="T14"> of matrix B, and though the number of rows (a </text:span><text:span text:style-name="T2">box</text:span><text:span text:style-name="T14">) of <text:s/>A/C may vary, there is a number </text:span><text:span text:style-name="T2">recbox</text:span><text:span text:style-name="T14"> that is recommended by the HPMI so that matrix C can be expected to reside in a suitable cache level - usually L2.</text:span></text:p>
      <text:p text:style-name="P61"/>
      <text:p text:style-name="P34"><text:span text:style-name="T14">The </text:span><text:span text:style-name="T23">overall </text:span><text:span text:style-name="T14">objective is to multiply matrices held in the general-purpose format called </text:span><text:span text:style-name="T2">Dfmt</text:span><text:span text:style-name="T29">,</text:span><text:span text:style-name="T23"> but to do so at top speed, it is usually best to do some reformating (an operation of quadratic complexity) to minimize the work done at cubic complexity. <text:s/>The HPMI assumes that this is always done, and in no case so far has this proved inappropriate. <text:s/>In particular, handling padding (at the left-hand and bottom of the matrix) and sparsity seems worthwhile even when avoiding the "move" might</text:span><text:span text:style-name="T29"> otherwise</text:span><text:span text:style-name="T23"> seem worthwhile.</text:span></text:p>
      <text:p text:style-name="P61"/>
      <text:p text:style-name="P34"><text:span text:style-name="T23">Therefore, t</text:span><text:span text:style-name="T14">he HPMI converts matrix A into a suitable format (</text:span><text:span text:style-name="T2">Afmt</text:span><text:span text:style-name="T14">), matrix B into another suitable format (</text:span><text:span text:style-name="T2">Bfmt</text:span><text:span text:style-name="T14">), computes the result of C+=AxB in a third format (</text:span><text:span text:style-name="T2">Cfmt</text:span><text:span text:style-name="T14">) and provides routines for performing the necessary format conversions - the idea being that the format conversions are done to relatively massive matrices, so that the conversion time becomes relatively negligible compared to the (cubic) multiplication time.</text:span><text:span text:style-name="T23"> <text:s/>As an aside, it is usually better to do large-scale additions in Dfmt rather than doing </text:span><text:span text:style-name="T34">a</text:span><text:span text:style-name="T23"> conversion from Dfmt to Cfmt to avoid it.</text:span><text:span text:style-name="T34"> <text:s/>For this reason, there is no "reverse" conversion from Dfmt to Cfmt.</text:span></text:p>
      <text:p text:style-name="P60"/>
      <text:p text:style-name="P53">The principle <text:span text:style-name="T48">is that </text:span>to compute C = A x B we . . .</text:p>
      <text:p text:style-name="P52"><text:soft-page-break/></text:p>
      <text:p text:style-name="P52"><text:span text:style-name="T4">DtoA<text:tab/></text:span><text:span text:style-name="T51"><text:tab/></text:span>Convert A from Dfmt to Afmt</text:p>
      <text:p text:style-name="P52"><text:span text:style-name="T4">DtoB</text:span><text:span text:style-name="T51"><text:tab/><text:tab/></text:span>Convert B from Dfmt to Bfmt</text:p>
      <text:p text:style-name="P59"><text:span text:style-name="T4">CZer</text:span><text:span text:style-name="T51"><text:tab/><text:tab/></text:span>Zeroize C</text:p>
      <text:p text:style-name="P52"><text:span text:style-name="T4">BrickMad</text:span><text:span text:style-name="T51"><text:tab/></text:span>Do <text:span text:style-name="T48">all </text:span>the <text:span text:style-name="T51">multiply-and-adds</text:span></text:p>
      <text:p text:style-name="P52"><text:span text:style-name="T4">CtoD</text:span><text:span text:style-name="T51"><text:tab/><text:tab/></text:span>Convert C from Cfmt to Dfmt.</text:p>
      <text:p text:style-name="P52"/>
      <text:p text:style-name="P52"><text:span text:style-name="T58">A</text:span> programmer wishing to implement a characteristic in a technology<text:span text:style-name="T58"> typically</text:span> first writes BrickMad to work as fast as possible on that machine, thereby defining Afmt, Bfmt and Cfmt, and then writes the conversion programs.</text:p>
      <text:p text:style-name="P52"/>
      <text:p text:style-name="P93">BrickMad itself consists of three phases, though with the possible exception of a user wishing to keep a small number of seeded/greased bricks, the programmer will not need to know this.</text:p>
      <text:p text:style-name="P52"/>
      <text:p text:style-name="P52"><text:span text:style-name="T2">BSeed</text:span> <text:span text:style-name="T52"><text:tab/></text:span>to put the vectors of B into <text:span text:style-name="T41">the Brick Work Area (BWA).</text:span></text:p>
      <text:p text:style-name="P52"><text:span text:style-name="T2">BGrease</text:span> <text:span text:style-name="T52"><text:tab/></text:span>to compute all the linear combinations necessary</text:p>
      <text:p text:style-name="P54"><text:span text:style-name="T5">BwaMad</text:span> <text:span text:style-name="T52"><text:tab/></text:span>to actually perform the work.</text:p>
      <text:p text:style-name="P54"/>
      <text:p text:style-name="P48"><text:span text:style-name="T14">The latter is almost always written in assembler, and is the performance-critical heart of meataxe64.</text:span><text:span text:style-name="T29"> <text:s/>For small characteristics, anyway, the BGrease operation can also be of some importance in the performance sense.</text:span><text:span text:style-name="T35">.</text:span></text:p>
      <text:p text:style-name="P49"/>
      <text:p text:style-name="P33"><text:span text:style-name="T14">All these routines are specified</text:span><text:span text:style-name="T18">, </text:span><text:span text:style-name="T14">with performance as the only objective, leaving extension fields</text:span><text:span text:style-name="T18">,</text:span><text:span text:style-name="T14"> memory allocation etc. to the calling functions</text:span><text:span text:style-name="T18">. I</text:span><text:span text:style-name="T14">n meataxe64 these are handled my </text:span><text:span text:style-name="T2">linf</text:span><text:span text:style-name="T14"> and </text:span><text:span text:style-name="T2">slab</text:span><text:span text:style-name="T14">.</text:span></text:p>
      <text:p text:style-name="P50"/>
      <text:p text:style-name="P116">Section <text:span text:style-name="T49">2</text:span> – <text:span text:style-name="T52">Using the HPMI</text:span></text:p>
      <text:p text:style-name="P36"/>
      <text:p text:style-name="P107">Section 2.1 - Using the HPMI</text:p>
      <text:p text:style-name="P37"/>
      <text:p text:style-name="P37">It is not really expected that the HPMI be used very much on its own. <text:s/>Matrix multiplication is handled over the ground field by the "pmul" module, over extension fields by the "linf" module, and usually the yet-higher "slab" module is used to handle matrix multiplication over arbitrary fields, including those that where the HPMI and/or the linf implementations are not yet available.</text:p>
      <text:p text:style-name="P37"/>
      <text:p text:style-name="P37">Nevertheless some upgrades of all these modules are anticipated in future, particularly in the area of Gaussian and the better use of cache, so it seems appropriate to get the use of the HPMI documented, partly to facilitate these upgrades and partly to highlight any remaining difficuties with its use.</text:p>
      <text:p text:style-name="P37"/>
      <text:p text:style-name="P38">The routine <text:span text:style-name="T2">hpmiset</text:span><text:span text:style-name="T14"> must be called first. <text:s/>This is usually done by calling FieldSet (in the "slab"</text:span> module). <text:s/>It sets a collection of <text:span text:style-name="T76">public variables, and also some </text:span>"private" variables and tables for use only by the hpmi module<text:span text:style-name="T76"> which</text:span> are documented in section 3.</text:p>
      <text:p text:style-name="P38"/>
      <text:p text:style-name="P44"><text:soft-page-break/><text:span text:style-name="T2">void hpmiset(FIELD * f)</text:span> to set (in the given field) the public and private variables for the HPMI to work in the characteristic of the given field. <text:s/>If there is not an HPMI implementation available, the "cauldron" variable is set to zero.</text:p>
      <text:p text:style-name="P38"/>
      <text:p text:style-name="P39">The HPMI works by dividing matrix B (the right-handmultiplier) into <text:span text:style-name="T2">bricks</text:span><text:span text:style-name="T14"> which consist of an </text:span><text:span text:style-name="T2">alcove</text:span><text:span text:style-name="T14"> x </text:span><text:span text:style-name="T2">cauldron</text:span><text:span text:style-name="T14"> rectangle of the matrix. <text:s/>A right-hand multiplier always consists of complete bricks, so that frequently extra zero columns are added to the last brick of a row, and extra zero rows added to the bottom of the matrix to ensure this.</text:span></text:p>
      <text:p text:style-name="P62"/>
      <text:p text:style-name="P63">The conversion routines all take a <text:span text:style-name="T81">DSPACE parameter, to specify the field, and also how many columns there are. <text:s/>CtoD is expected to take an entire matrix of "slab" scale. <text:s/>DtoA is expected to take slab-scale columns but only "box" rows. <text:s/>DtoB takes a single brick except at the right and bottom margins of the matrix. <text:s/>It is possible to break these expectations in some ways, and the exact nature of what is and is not allowed is described in Appendix 1, although except possibly for doing only some of the columns of matrix A, it is hard to see why this might be useful, as DCut/DPaste can be used to do do the chopping effectively in Dfmt. <text:s/>The description here assumes that the conversions be done in the expected way.</text:span></text:p>
      <text:p text:style-name="P38"/>
      <text:p text:style-name="P38"><text:span text:style-name="T54">The hpmiset routine sets the </text:span>following "public" variables<text:span text:style-name="T54">. <text:s/>They are all uint64_t.</text:span></text:p>
      <text:p text:style-name="P37"/>
      <text:p text:style-name="P96">alcove<text:span text:style-name="T14"><text:tab/></text:span><text:span text:style-name="T24"><text:tab/></text:span><text:span text:style-name="T14">The number of columns (in A) or rows (in B) of an alcove.</text:span></text:p>
      <text:p text:style-name="P96">cauldron<text:span text:style-name="T14"><text:tab/></text:span><text:span text:style-name="T24"><text:tab/></text:span><text:span text:style-name="T14">The number of columns (in B and C) in a cauldron.</text:span></text:p>
      <text:p text:style-name="P96">bbrickbytes<text:span text:style-name="T14"><text:tab/><text:tab/>The maximum number of bytes in a brick in Bfmt</text:span></text:p>
      <text:p text:style-name="P96">c<text:span text:style-name="T55">fmtcauld</text:span><text:span text:style-name="T14"><text:tab/></text:span><text:span text:style-name="T24"><text:tab/></text:span><text:span text:style-name="T14">The number of bytes in a cauldron in Cfmt.</text:span></text:p>
      <text:p text:style-name="P62"/>
      <text:p text:style-name="P97">dfmtcauld<text:span text:style-name="T14"><text:tab/><text:tab/>The number of bytes in a cauldron in Dfmt</text:span></text:p>
      <text:p text:style-name="P105">abase<text:span text:style-name="T14"><text:tab/><text:tab/><text:tab/>The number of extra bytes in a box of Afmt</text:span></text:p>
      <text:p text:style-name="P97">alcovebytes<text:span text:style-name="T14"><text:tab/><text:tab/>The number of bytes in an alcove in Afmt inc. skip/term.</text:span></text:p>
      <text:p text:style-name="P97">recbox<text:span text:style-name="T14"><text:tab/><text:tab/>The recommended number of rows (box) of A/C to do at once</text:span></text:p>
      <text:p text:style-name="P97">bwasize<text:span text:style-name="T14"><text:tab/><text:tab/>The number of bytes to allocate for a BWA</text:span></text:p>
      <text:p text:style-name="P36"/>
      <text:p text:style-name="P45">The user must also allocate <text:span text:style-name="T58">and initialize </text:span>a BWA (of a size specified in bwasize)<text:span text:style-name="T58"> </text:span>and<text:span text:style-name="T58"> allocate</text:span> an array of uint64_t values (called ix) of length the maximum number of alcoves that will be used in any call to DtoA.<text:span text:style-name="T59"> <text:s/>The ix array does not need to be initialized.</text:span> <text:s/>The HPMI itself does no memory allocations.</text:p>
      <text:p text:style-name="P45"/>
      <text:p text:style-name="P44"><text:span text:style-name="T2">extern void BwaInit(const FIELD *f, uint8_t *bwa)</text:span> to initialize the given bwa (Brick Work Area) to be suitable for working over the given field. <text:s/>This typically sets the vectors to zero that will need to be zero for every possible brick.</text:p>
      <text:p text:style-name="P44"/>
      <text:p text:style-name="P10"><text:span text:style-name="T73">There is a function (CZer) </text:span>to set a Cfmt matrix to zero<text:span text:style-name="T88">.</text:span> <text:s/>A nor x noc matrix in Cfmt consists of noc/cauldron (rounded up) blocks of nor rows each consisting of cauldbytes bytes of data.<text:span text:style-name="T40"> <text:s/>This overall structure can and must be understood by the caller. <text:s/>In particular, the entire matrix for the first cauldron comes first in memory, followed by the second cauldron . . . the matrix is partially transposed!</text:span></text:p>
      <text:p text:style-name="P10"><text:soft-page-break/></text:p>
      <text:p text:style-name="P10">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10"/>
      <text:p text:style-name="P73">The last cauldron may be incomplete<text:span text:style-name="T88"> in Dfmt, but in Cfmt all unused columns </text:span>must contain zeros.</text:p>
      <text:p text:style-name="P45"/>
      <text:p text:style-name="P106">Section 2.<text:span text:style-name="T53">2</text:span> - DtoA</text:p>
      <text:p text:style-name="P1"/>
      <text:p text:style-name="P25">void Dto<text:span text:style-name="T36">A</text:span>(<text:span text:style-name="T81">DSPACE * ds, uint64_t * ix</text:span>, Dfmt *d, <text:span text:style-name="T36">A</text:span>fmt *<text:span text:style-name="T36">a</text:span>,</text:p>
      <text:p text:style-name="P25"><text:span text:style-name="T39"><text:tab/><text:tab/><text:tab/><text:tab/></text:span>uint64_t nor, uint64_t noc)</text:p>
      <text:p text:style-name="P2"/>
      <text:p text:style-name="P17">Afmt conversion is designed to take an integral number of Dfmt bytes at a time.<text:span text:style-name="T56"> <text:s/>The number of rows (the </text:span><text:span text:style-name="T6">box</text:span><text:span text:style-name="T56">) may be any value, but it is recommended that recbox be used except for the last box (which will be smaller) so that the cache be appropriately used for the Cfmt. <text:s/>The ix array must be of a size sufficient to hold all the alcoves, and the correct size is noc/alcove (rounded up) uint64_t variables, or 8*(noc+f-&gt;alcove-1)/f-&gt;alcove) bytes. <text:s/>The stride parameter is the number of bytes in a full row and is there to allow partial conversions - see appendix 1.</text:span></text:p>
      <text:p text:style-name="P17"/>
      <text:p text:style-name="P18">Many alcoves are, in general, converted by this call, s<text:span text:style-name="T39">o that the output needs a rigidly defined memory layout. <text:s/>The Afmt area must be allocated by the caller as a collection of alcoves numbering noc/alcove (rounded up), where each alcove consists of abase + nor * alcovebytes. <text:s/>In fact, the </text:span>total <text:span text:style-name="T39">allocation must be at least eight bytes longer than this to allow for 8-bytes loads.</text:span></text:p>
      <text:p text:style-name="P18"/>
      <text:p text:style-name="P14">The output of the <text:span text:style-name="T47">j</text:span>-th alcove therefore starts at a + (<text:span text:style-name="T47">j </text:span>* <text:span text:style-name="T42">[abase + </text:span>nor*alcovebytes<text:span text:style-name="T42">])</text:span>. <text:s/>If there is considerable sparsity, it may well be that the output for some alcoves is considerably less than <text:span text:style-name="T42">1+</text:span>nor*alcovebytes in length, but no mech<text:span text:style-name="T45">an</text:span>ism is provided to salvage this space, though this would in principle be possible - perhaps by providing a function "how long is this chunk of Afmt".</text:p>
      <text:p text:style-name="P14"/>
      <text:p text:style-name="P15">There is a parameter "<text:span text:style-name="T57">rec</text:span>box" which is provided by the HPMI in the FIELD structure as being a suitable value for the number of rows to use for this call, and it is recommended that this be used for all but the last chunk of rows. <text:s/>The HPMI chooses this with regard to the size of L2 cache (so that maxbox cauldrons of Cfmt live comfortably in L2) and also with regard to the L1 cache structure for the DtoA call.</text:p>
      <text:p text:style-name="P15"/>
      <text:p text:style-name="P15">As a rule, DtoA is implemented by processing each row in turn, appending the Afmt to each alcove as it goes. <text:s/>This would thrash the cache if maxbox*alcovebytes were, for example, 4096 or very close, but hpmiset has enough information to make a good choice and avoid this problem.</text:p>
      <text:p text:style-name="P15"/>
      <text:p text:style-name="P9">There is no need to align the Afmt in any way<text:span text:style-name="T59">, though it is best aligned at least 8 bytes (which malloc does anyway). <text:s/>There may also be a small performance </text:span><text:soft-page-break/><text:span text:style-name="T59">improvement for some future characteristics if it is allocated to a cache-line boundary, but even pmul does not do this at the moment.</text:span></text:p>
      <text:p text:style-name="P9"/>
      <text:p text:style-name="P26"><text:span text:style-name="T60">Section 2.</text:span><text:span text:style-name="T61">2</text:span><text:span text:style-name="T60"> - Dto</text:span><text:span text:style-name="T62">B</text:span></text:p>
      <text:p text:style-name="P67"/>
      <text:p text:style-name="P30">uint64_t DtoB (<text:span text:style-name="T81">DSPACE * ds</text:span>, Dfmt * <text:span text:style-name="T37">d</text:span>, Bfmt * b,<text:span text:style-name="T38"> </text:span>uint64_t <text:span text:style-name="T43">nor</text:span>, uint64_t <text:span text:style-name="T43">noc</text:span>)</text:p>
      <text:p text:style-name="P3"/>
      <text:p text:style-name="P19">This function produces one brick of Bfmt from the input Dfmt. <text:s/>The input starts at the pointer d, which is typically in the middle of a row. <text:s/>The cauldron is defined to be an integral number of bytes, available in f-&gt;dfmtcauld, so this is viable. <text:s/>Since a brick has many rows, the routine also needs the length of the row<text:span text:style-name="T81"> and this is taken from the DSPACE supplied</text:span>. <text:s/>nor is expected to be &lt;alcove&gt; and noc is expected to be &lt;cauldron&gt;, but either, or both, may be smaller to convert bricks at the right-hand end and/or the bottom of the matrix. <text:s/>The output is at most f-&gt;bbrickbytes long, but may be smaller. <text:s/>It is not unreasonable to simply treat the Bfmt as a collection of bricks each of exactly that size, but the actual size of the conversion is returned (the uint64_t return value) so that any wasted space (due to sparsity in matrix B) can be salvaged.</text:p>
      <text:p text:style-name="P19"/>
      <text:p text:style-name="P19">Again, refer to appendix 1 if more detailed knowledge of the use of nor or noc is required.</text:p>
      <text:p text:style-name="P4"/>
      <text:p text:style-name="P6">There is no function to convert Bfmt back into Dfmt.</text:p>
      <text:p text:style-name="P6"/>
      <text:p text:style-name="P27"><text:span text:style-name="T60">Section 2.</text:span><text:span text:style-name="T63">3</text:span><text:span text:style-name="T60"> - </text:span><text:span text:style-name="T63">CZer</text:span></text:p>
      <text:p text:style-name="P66"/>
      <text:p text:style-name="P71"><text:span text:style-name="T3">void CZer(</text:span><text:span text:style-name="T9">DSPACE * ds</text:span><text:span text:style-name="T3">, Cfmt *c, uint64_t nor)</text:span><text:span text:style-name="T40"> is used to set a complete matrix to (Cfmt) zero. <text:s/>It should </text:span><text:span text:style-name="T3">not</text:span><text:span text:style-name="T40"> be assumed that binary zero will do this, as - more often than not this is not the case. <text:s/>Mod 3, for example, zero is all 1 in binary. <text:s/>Also there will frequently be a bias.</text:span></text:p>
      <text:p text:style-name="P6"/>
      <text:p text:style-name="P27"><text:span text:style-name="T60">Section 2.</text:span><text:span text:style-name="T63">4</text:span><text:span text:style-name="T60"> - </text:span><text:span text:style-name="T63">BrickMad</text:span></text:p>
      <text:p text:style-name="P66"/>
      <text:p text:style-name="P70">For normal use, the simplest way to do the key brick-multiply-and-add is to use the BrickMad function.</text:p>
      <text:p text:style-name="P13"/>
      <text:p text:style-name="P94">void BrickMad(<text:span text:style-name="T46">FIELD *f, uint8_t * bwa</text:span>, Afmt *a, Bfmt *b, Cfmt *c)<text:span text:style-name="T14"> to get the Bf</text:span><text:span text:style-name="T15">mt</text:span><text:span text:style-name="T14"> brick b into the </text:span><text:span text:style-name="T19">bwa</text:span><text:span text:style-name="T14"> and grease it, and then to multiply it by the Afmt string a (of arbitrary length), adding the result into the Cfmt block c</text:span><text:span text:style-name="T16"> (of the "same</text:span><text:span text:style-name="T17">"</text:span><text:span text:style-name="T16"> length).</text:span></text:p>
      <text:p text:style-name="P51"/>
      <text:p text:style-name="P95"><text:span text:style-name="T16">T</text:span><text:span text:style-name="T14">he number of rows of A/C is specified implicitly by the Afmt, and the other two dimensions are fixed - alcove and cauldron.</text:span></text:p>
      <text:p text:style-name="P57"/>
      <text:p text:style-name="P58">As mentioned in the introduction, BrickMad internally consists of three<text:span text:style-name="T72"> component </text:span><text:s/>subroutines<text:span text:style-name="T72"> - BSeed, BGrease and BwaMad. <text:s/>There is usually no need to understand these three components. <text:s/>They are there partly to clarify implementation, and partly to allow for the possibility that repeated BSeed and BGrease calls can be avoided, though this is normally counter-productive since usually more time will be lost </text:span><text:soft-page-break/><text:span text:style-name="T72">moving the data around (the BWA is often considerably larger than the Bfmt brick) than will be saved.</text:span></text:p>
      <text:p text:style-name="P58"/>
      <text:p text:style-name="P70">The documentation of BSeed, BGrease and BwaMad are therefore included in section 3 (Implementing the HPMI) since they exist mainly for that purpose.</text:p>
      <text:p text:style-name="P70"/>
      <text:p text:style-name="P27"><text:span text:style-name="T60">Section 2.</text:span><text:span text:style-name="T63">5</text:span><text:span text:style-name="T60"> - </text:span><text:span text:style-name="T63">CtoD</text:span></text:p>
      <text:p text:style-name="P12"/>
      <text:p text:style-name="P24">void CtoD(<text:span text:style-name="T81">DSPACE * ds</text:span>, Cfmt *c, Dfmt *d, uint64_t nor)<text:span text:style-name="T14"> is used to convert a </text:span><text:span text:style-name="T31">complete </text:span><text:span text:style-name="T14">matrix in Cfmt into Dfmt. <text:s/>Notice that </text:span><text:span text:style-name="T33">ds.</text:span><text:span text:style-name="T14">noc may not be an integral number of cauldrons, so this routine must cater for partial extraction from the last cauldron.</text:span></text:p>
      <text:p text:style-name="P11"/>
      <text:p text:style-name="P11">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72"/>
      <text:p text:style-name="P116">Section <text:span text:style-name="T52">3</text:span> – <text:span text:style-name="T52">Implementing in the HPMI</text:span></text:p>
      <text:p text:style-name="P36"/>
      <text:p text:style-name="P108">Section 3.1. <text:s/><text:span text:style-name="T76">Strategy for w</text:span>riting an HPMI implementation.</text:p>
      <text:p text:style-name="P40"/>
      <text:p text:style-name="P43"><text:span text:style-name="T14">At the very heart of the drive for performance in meataxe64 is the BwaMad routine</text:span><text:span text:style-name="T26">, and the initial design effort naturally starts here. <text:s/>A value for &lt;alcove&gt; and &lt;cauldron&gt; chosen so that the Brick Work Area (BWA) is of a size appropriate to the expected placement in cache (usually L1)</text:span><text:span text:style-name="T27">. <text:s/>The second consideration is to design BSeed and BGrease to populate the BWA with the intended structure, taking into account the intended grease code. <text:s/>It can easily happen that computing the greased vectors, which is done frequently, threatens to swamp the time taken for BwaMad, making an otherwise good scheme less attractive. <text:s/>Also, there is often a compromise to strike between leaving too much work to the BSeed routine versus increasing the size of the brick in Bfmt. <text:s/>After this, the job of converting writing DtoA, DtoB and CtoD are often fairly routine.</text:span></text:p>
      <text:p text:style-name="P65"/>
      <text:p text:style-name="P46"><text:span text:style-name="T14">In addition to the public variables, there are </text:span><text:span text:style-name="T28">eight </text:span><text:span text:style-name="T14">compulsory private ones that must be supplied by hpmiset. <text:s/>These are AfmtMagic, BfmtMagic, CfmtMagic, SeedMagic, GreaseMagic and BwaMagic, which are used to decide which functions to exectute, and czer to hold the value</text:span><text:span text:style-name="T28"> to initialize a Cfmt matrix to zero (in Czer) and bzer to hold the value to initialize the BWA</text:span><text:span text:style-name="T14">.</text:span><text:span text:style-name="T30"> <text:s/>There may also be tables (computed by tabmake.c) of which the current ones are</text:span></text:p>
      <text:p text:style-name="P68"/>
      <text:p text:style-name="P69">Thpv<text:tab/><text:tab/>To deal with Dfmt -&gt; bit values for characteristics 3-13</text:p>
      <text:p text:style-name="P69">Thpa<text:tab/><text:tab/>To assist with Afmt conversion - typically a grease code table</text:p>
      <text:p text:style-name="P69">Thpb<text:tab/><text:tab/>To assist with Bfmt conversion</text:p>
      <text:p text:style-name="P69">Thpc<text:tab/><text:tab/>To assist with Cfmt -&gt; Dfmt conversion.</text:p>
      <text:p text:style-name="P69"/>
      <text:p text:style-name="P69">At present, these are only used in characteristic 3.</text:p>
      <text:p text:style-name="P69"><text:soft-page-break/></text:p>
      <text:p text:style-name="P109">Section 3.<text:span text:style-name="T76">2</text:span>. <text:s/><text:span text:style-name="T76">Variables and tables set (in FIELD) by hpmiset</text:span></text:p>
      <text:p text:style-name="P41"/>
      <text:p text:style-name="P47">Firstly there are the six "Magic" numbers, used to switch the stated routine between various algorithms. <text:s/>These are described below</text:p>
      <text:p text:style-name="P47"/>
      <text:p text:style-name="P47">AfmtMagic<text:tab/><text:tab/>DtoA</text:p>
      <text:p text:style-name="P47">BfmtMagic<text:tab/><text:tab/>DtoB</text:p>
      <text:p text:style-name="P47">CfmtMagic<text:tab/><text:tab/>CtoD (and maybe later DtoC)</text:p>
      <text:p text:style-name="P47">SeedMagic<text:tab/><text:tab/>BSeed</text:p>
      <text:p text:style-name="P47">GreaseMagic<text:tab/>BGrease</text:p>
      <text:p text:style-name="P47">BwaMagic<text:tab/><text:tab/>BwaMad</text:p>
      <text:p text:style-name="P47"/>
      <text:p text:style-name="P47">czer<text:tab/><text:tab/><text:tab/>The value put in all words of Cfmt to set it to zero</text:p>
      <text:p text:style-name="P47">bzer<text:tab/><text:tab/><text:tab/>The value put in all words of the bwa to initialize it</text:p>
      <text:p text:style-name="P47">bfmtcauldbytes<text:tab/>The number of bytes in a cauldron in Bfmt</text:p>
      <text:p text:style-name="P47"/>
      <text:p text:style-name="P47">Thpv</text:p>
      <text:p text:style-name="P47">Thpa</text:p>
      <text:p text:style-name="P47">Thpb</text:p>
      <text:p text:style-name="P47">Thpc</text:p>
      <text:p text:style-name="P47"/>
      <text:p text:style-name="P76">So far, the only implemented versions are for characteristic 2 and 3. <text:s/>Nevertheless some generalizations can be seen, and these are described here<text:span text:style-name="T82">.</text:span></text:p>
      <text:p text:style-name="P74"/>
      <text:p text:style-name="P76">Firstly the CZer function currently sets every word to be the czer value, and the BwaInit sets every word to the bzer value. <text:s/>There are currently no "Magic" values for either of these two routines, but in principle they may be needed later.</text:p>
      <text:p text:style-name="P76"/>
      <text:p text:style-name="P110">Section 3.<text:span text:style-name="T77">3</text:span>. <text:s/><text:span text:style-name="T77">DtoA</text:span></text:p>
      <text:p text:style-name="P42"/>
      <text:p text:style-name="P78">The overall control of this routine is provided by the <text:span text:style-name="T2">AfmtMagic</text:span> parameter in the FIELD structure</text:p>
      <text:p text:style-name="P78"/>
      <text:p text:style-name="P78">If <text:span text:style-name="T2">AfmtMagic==</text:span><text:span text:style-name="T7">1</text:span>, further detail provided by the <text:span text:style-name="T2">alcovebytes</text:span> parameter, so that each block of Afmt is alcovebytes long, consisting of a 1-byte skip/terminator value and (alcovebytes-1) bytes of Dfmt data, except if all those bytes are zero<text:span text:style-name="T78"> it is treated as sparsity as described below ("Skip/Terminate)</text:span>.</text:p>
      <text:p text:style-name="P78"/>
      <text:p text:style-name="P81">If <text:span text:style-name="T2">AfmtMagic==</text:span><text:span text:style-name="T10">2</text:span>,<text:span text:style-name="T83"> each block of Afmt is 8 bytes long, consisting of the skip/terminate byte and seven bytes produced by looking up a byte of Dfmt in the Thpa table. <text:s/>If all seven input bytes are (Dfmt) zero, it is treated as sparsity as described below ("Skip/Terminate)</text:span>.</text:p>
      <text:p text:style-name="P78"/>
      <text:p text:style-name="P78">If <text:span text:style-name="T2">AfmtMagic==3</text:span>, at present it converts batches of 12 entries into one skip/terminate and three Afmt bytes<text:span text:style-name="T77"> converted for use in characteristic 3 only</text:span>. <text:s/>This <text:span text:style-name="T77">may </text:span>need to be revisited and generalized <text:span text:style-name="T77">later. <text:s/>It is currently fixed at 3 slices of grease level 4 with a </text:span><text:soft-page-break/><text:span text:style-name="T77">particular layout of the BWA assumed. <text:s/>The Thpv and Thpa tables are used for this conversion.</text:span></text:p>
      <text:p text:style-name="P78"/>
      <text:p text:style-name="P119">If <text:span text:style-name="T2">AfmtMagic==</text:span><text:span text:style-name="T13">4</text:span>, <text:span text:style-name="T91">the conversion is for the new, accumulator and Gray-code based implementation of characteristic 2.</text:span></text:p>
      <text:p text:style-name="P78"/>
      <text:p text:style-name="P82">The <text:span text:style-name="T2">Skip/Terminate</text:span> byte is used in <text:span text:style-name="T84">all</text:span> the above methods. <text:s/>Before each alcove of Afmt data (3 or 4 bytes) comes a byte that specifies how many zero alcoves have been skipped. <text:s/>This may take any value up to (and including) 250. <text:s/>If more than 250 zero alcoves are encounterend, 250 are skipped but then one is actually output as zero, thereby allowing another up-to-250 zero rows to be skipped. <text:s/>This byte takes the value 255 to indicate that there are no more (non-zero) rows, and the detection of this value terminates the BwaMad.</text:p>
      <text:p text:style-name="P82"/>
      <text:p text:style-name="P82">In principle there are no restrictions on the designer, apart from being able to give a reasonable maximum size in "alcovebytes". <text:s/>Sparsity detection is not compulsory.</text:p>
      <text:p text:style-name="P77"/>
      <text:p text:style-name="P29"><text:span text:style-name="T60">Section 3.</text:span><text:span text:style-name="T64">4</text:span><text:span text:style-name="T60">. <text:s/></text:span><text:span text:style-name="T64">DtoB</text:span></text:p>
      <text:p text:style-name="P111"/>
      <text:p text:style-name="P28"><text:span text:style-name="T66">T</text:span><text:span text:style-name="T65">he operation of this routine is controlled by the BftmMagic variable</text:span><text:span text:style-name="T67"> which currently, because BfmtMagic=1 is just Dfmt, only takes two values.</text:span></text:p>
      <text:p text:style-name="P79"/>
      <text:p text:style-name="P79">If <text:span text:style-name="T7">BfmtM</text:span><text:span text:style-name="T2">agic==</text:span><text:span text:style-name="T7">1</text:span> <text:span text:style-name="T78">the Bfmt consists of Dfmt, with &lt;alcove&gt; rows of &lt;bfmtcauld&gt; bytes taken (with edge and bottom protection) from the input Dfmt matrix and put (starting at the second byte, leaving room for the sparsity indicator) into the Bfmt. <text:s/>If the Dfmt is entirely zero, the first byte is set to 0 and the length returned as 1. <text:s/>Otherwise the first byte is set to 1 and the length returned as 1 + alcove*bfmtcauld.</text:span></text:p>
      <text:p text:style-name="P79"/>
      <text:p text:style-name="P20"><text:span text:style-name="T68">If </text:span><text:span text:style-name="T71">Bfmt</text:span><text:span text:style-name="T70">Magic==3</text:span><text:span text:style-name="T68">, </text:span><text:span text:style-name="T69">A conversion specific for characteristic 3 is performed. <text:s/>This includes converting the matrix into the logic-6 bit-slice format using the Thpb look-up table to convert Dfmt bytes into logic-six-like format.</text:span></text:p>
      <text:p text:style-name="P5"/>
      <text:p text:style-name="P7">There is no function to convert Bfmt back into Dfmt.</text:p>
      <text:p text:style-name="P7"/>
      <text:p text:style-name="P23">The programmer should note the following when considering Bfmt.</text:p>
      <text:p text:style-name="P23"/>
      <text:p text:style-name="P8">1. <text:s/>There should usually be a fast-path for the case of a full-sized brick. <text:s/>Typically<text:span text:style-name="T88"> at least</text:span> 95% of the calls to DtoB will be full-sized, so that tests for the exceptional smaller cases should ideally be excluded from the inner loops in the fast-path.</text:p>
      <text:p text:style-name="P16"/>
      <text:p text:style-name="P8">2. <text:s/>Nevertheless the routine must cater for the case of fewer rows, fewer <text:s/>columns or (typically 0.04% of the calls) both, padding out the resulting Bfmt with zero columns and/or rows to make the output brick of standard size.</text:p>
      <text:p text:style-name="P8"/>
      <text:p text:style-name="P8">3. <text:s/>Notice that the B<text:span text:style-name="T80">Seed</text:span> routine has an opportunity for further processing, so that Bfmt is truly a format private t<text:span text:style-name="T43">o</text:span> the HPMI. <text:s/>Bfmt itself is chosen to do as much of the conversion work as possible, subject to not expanding the data size too much (for <text:soft-page-break/>memory bandwidth reasons). <text:s/>Typically the <text:span text:style-name="T80">BGrease</text:span> does the computation of the extra rows needed for grease - it being faster to recompute them each time than to fetch them from memory.</text:p>
      <text:p text:style-name="P8"/>
      <text:p text:style-name="P21">4. <text:s/>In principle Bfmt can be chosen freely. <text:s/>In practice it is common to use the first byte as a flag (0 means the whole brick is zero, 1 means it is non-zero) to gain time when matrix B is very sparse.</text:p>
      <text:p text:style-name="P21"/>
      <text:p text:style-name="P22">5. <text:s/>If the number of columns (noc) does not specify an integral number of bytes, the DtoB routine may assume that the remainder of the last byte<text:span text:style-name="T80"> of Dfmt</text:span> is zero. <text:s/>Hence, DtoB may only be called with noc <text:span text:style-name="T2">not</text:span> divisible by <text:span text:style-name="T44">pentbyte at the right-hand end of the row.</text:span></text:p>
      <text:p text:style-name="P101"/>
      <text:p text:style-name="P102"><text:span text:style-name="T74">Section 3.</text:span><text:span text:style-name="T75">5</text:span><text:span text:style-name="T74">. <text:s/></text:span><text:span text:style-name="T75">CtoD</text:span></text:p>
      <text:p text:style-name="P42"/>
      <text:p text:style-name="P80">The overall control of this routine is provided by the <text:span text:style-name="T8">CfmtM</text:span><text:span text:style-name="T2">agic</text:span> parameter in the FIELD structure</text:p>
      <text:p text:style-name="P80"/>
      <text:p text:style-name="P80">If <text:span text:style-name="T8">Cfmt</text:span><text:span text:style-name="T7">M</text:span><text:span text:style-name="T2">agic==</text:span><text:span text:style-name="T8">1</text:span>, <text:span text:style-name="T78">the data (typically dfmtcauld bytes long) is simply copied out of the bwa into the correct position in the Dfmt matrix.</text:span></text:p>
      <text:p text:style-name="P80"/>
      <text:p text:style-name="P86"><text:span text:style-name="T2">If CfmtMagic==2</text:span>, the data is extracted as uint16_t from the Cfmt, bar48 used to reduce it, and the data is then put as a uint8 into the receiving Dfmt.</text:p>
      <text:p text:style-name="P80"/>
      <text:p text:style-name="P80">If <text:span text:style-name="T8">Cfmt</text:span><text:span text:style-name="T2">Magic==3</text:span>, <text:span text:style-name="T78">the Thpc table is used to convert from a logic-6 format back into Dfmt. <text:s/>This is specialized for characteristic 3 use.</text:span></text:p>
      <text:p text:style-name="P80"/>
      <text:p text:style-name="P87"><text:span text:style-name="T2">If CfmtMagic==</text:span><text:span text:style-name="T11">4</text:span><text:span text:style-name="T89"> (10 bits) </text:span>the data is extracted as uint<text:span text:style-name="T89">32</text:span>_t from the Cfmt,<text:span text:style-name="T89"> split into three values, then reduced using </text:span>bar48<text:span text:style-name="T89"> then the three items put separately into three bytes of Dfmt. <text:s/>This is suitable for characteristics 17-61, and only if SSE4.1 is available so that reduction can use the 32-bit multiply (otherwise CfmtMagic=2 is used and these primes are done in 16 bits).</text:span></text:p>
      <text:p text:style-name="P87"/>
      <text:p text:style-name="P87"><text:span text:style-name="T2">If CfmtMagic==</text:span><text:span text:style-name="T11">5</text:span>, the data is extracted as uint<text:span text:style-name="T89">8</text:span>_t from the Cfmt, bar48 used to reduce it, and <text:span text:style-name="T89">two items are then put together for Dfmt byte ouptut, as needed for characteristics 7,11,13</text:span>.</text:p>
      <text:p text:style-name="P87"/>
      <text:p text:style-name="P87"><text:span text:style-name="T2">If CfmtMagic==</text:span><text:span text:style-name="T11">6</text:span>, the data is extracted as uint<text:span text:style-name="T89">8</text:span>_t from the Cfmt, bar48 used to reduce it, and <text:span text:style-name="T89">three items a put together for each byte of Dfmt outpt, catering for characteristic 5.</text:span></text:p>
      <text:p text:style-name="P80"/>
      <text:p text:style-name="P102"><text:span text:style-name="T74">Section 3.</text:span><text:span text:style-name="T75">6</text:span><text:span text:style-name="T74">. <text:s/></text:span><text:span text:style-name="T75">BSeed</text:span></text:p>
      <text:p text:style-name="P42"/>
      <text:p text:style-name="P80">The overall control of this routine is provided by the <text:span text:style-name="T8">SeedM</text:span><text:span text:style-name="T2">agic</text:span> parameter in the FIELD structure</text:p>
      <text:p text:style-name="P80"/>
      <text:p text:style-name="P90">If <text:span text:style-name="T2">SeedMagic==1</text:span>, <text:span text:style-name="T89">(8-&gt;16) </text:span>the vectors (depending on slots and slices) are put into the <text:soft-page-break/>correct positions by loading as uint8_t and storing as uint16_t.</text:p>
      <text:p text:style-name="P80"/>
      <text:p text:style-name="P80">If<text:span text:style-name="T79"> </text:span><text:span text:style-name="T8">SeedM</text:span><text:span text:style-name="T2">agic==2</text:span>, <text:span text:style-name="T78">the vectors are memcpy'd into the correct positions in the BWA for characteristic 2 use, going to positions 1,2,4,8,17,18,20,24,33,34, . . .</text:span></text:p>
      <text:p text:style-name="P80"/>
      <text:p text:style-name="P80">If <text:span text:style-name="T8">Seed</text:span><text:span text:style-name="T2">Magic==3</text:span>, <text:span text:style-name="T79">the vectors are similarly memcpy'd into the correct positions for characteristic 3 use, namely 1,2,5,14,42,43,46,55,83,84,87,96</text:span></text:p>
      <text:p text:style-name="P80"/>
      <text:p text:style-name="P91">If <text:span text:style-name="T2">SeedMagic==4</text:span>, <text:span text:style-name="T89">(8-&gt;10) </text:span>the vectors are converted from 8 bits to 10 bits, putting three in each 32-bit word. <text:s/>The cauldron must be divisible by 3.</text:p>
      <text:p text:style-name="P91"/>
      <text:p text:style-name="P92">If <text:span text:style-name="T2">SeedMagic==</text:span><text:span text:style-name="T11">5</text:span>, <text:span text:style-name="T89">("4"-&gt;8) Each byte of the Dfmt produces two bytes of 8-bit output. <text:s/>Th</text:span>e cauldron must be divisible by <text:span text:style-name="T89">2</text:span>.</text:p>
      <text:p text:style-name="P92"/>
      <text:p text:style-name="P92">If <text:span text:style-name="T2">SeedMagic==</text:span><text:span text:style-name="T11">6</text:span>, <text:span text:style-name="T89">(Characteristic 5 -&gt;8) Each byte of Dfmt provides three bytes of output as needed for characteristic 5.</text:span> The cauldron must be divisible by 3.</text:p>
      <text:p text:style-name="P92"/>
      <text:p text:style-name="P122">If <text:span text:style-name="T2">SeedMagic==</text:span><text:span text:style-name="T13">7</text:span>, <text:span text:style-name="T89">(New characteristic 2) the whole block of 32x128 bytes is copied into the brick work area missing the first position (which is left as zero).</text:span></text:p>
      <text:p text:style-name="P122"/>
      <text:p text:style-name="P102"><text:span text:style-name="T74">Section 3.</text:span><text:span text:style-name="T75">7</text:span><text:span text:style-name="T74">. <text:s/></text:span><text:span text:style-name="T75">BGrease</text:span></text:p>
      <text:p text:style-name="P42"/>
      <text:p text:style-name="P80">The overall control of this routine is provided by the<text:span text:style-name="T79"> </text:span><text:span text:style-name="T8">GreaseM</text:span><text:span text:style-name="T2">agic</text:span> parameter in the FIELD structure<text:span text:style-name="T86">.</text:span></text:p>
      <text:p text:style-name="P80"/>
      <text:p text:style-name="P89">If <text:span text:style-name="T2">GreaseMagic==1</text:span>, the pcchain routine is used to make all the greased multiples.</text:p>
      <text:p text:style-name="P80"/>
      <text:p text:style-name="P80">If <text:span text:style-name="T8">Grease</text:span><text:span text:style-name="T7">M</text:span><text:span text:style-name="T2">agic==2</text:span>, <text:span text:style-name="T79">the pcxor routine is used to make all (8x11) further rows needed in the grease table for characteristic 2.</text:span></text:p>
      <text:p text:style-name="P80"/>
      <text:p text:style-name="P80">If <text:span text:style-name="T8">Grease</text:span><text:span text:style-name="T2">Magic==3</text:span>, <text:span text:style-name="T78">the pcad3 routine is used to make all (3x36) further rows needed in the grease table for characteristic 3.</text:span></text:p>
      <text:p text:style-name="P80"/>
      <text:p text:style-name="P119">If <text:span text:style-name="T8">Grease</text:span><text:span text:style-name="T2">Magic==</text:span><text:span text:style-name="T13">4</text:span>, <text:span text:style-name="T78">the BGrease routine does nothing at all, as the Afmt contains the instructions as to how to populate the grease table. <text:s/>This may be a bit of a waste of memory bandwidth, but it will do to be going on with.</text:span></text:p>
      <text:p text:style-name="P77"/>
      <text:p text:style-name="P110">Section 3.<text:span text:style-name="T77">8</text:span>. <text:s/><text:span text:style-name="T77">BwaMad</text:span></text:p>
      <text:p text:style-name="P42"/>
      <text:p text:style-name="P75">At the very heart of the drive for performance in meataxe64 is the BwaMad routine.</text:p>
      <text:p text:style-name="P75"/>
      <text:p text:style-name="P100">void BwaMad(const FIELD *f, uint8_t * bwa, int sparsity, Afmt *af, Cfmt *c)<text:span text:style-name="T14"> to do C += A x B, where A is the &lt;box&gt; x &lt;alcove&gt; matrix encoded by the Afmt in af, B is the &lt;alcove&gt; x &lt;cauldron&gt; matrix held (and usually greased according to the sparsity value) in the brick work area bwa, and C is the </text:span><text:span text:style-name="T20">&lt;box&gt; x &lt;cauldron&gt; </text:span><text:span text:style-name="T14">Cfmt matrix at c.</text:span><text:span text:style-name="T20"> <text:s/>The values of &lt;alcove&gt; and &lt;cauldron&gt; are constants determined by the HPMI (and set by hpmiset into the FIELD structure) but the value of &lt;box&gt; can vary, </text:span><text:soft-page-break/><text:span text:style-name="T20">though it often takes the recommended value &lt;recbox&gt; suitable for the processor.</text:span></text:p>
      <text:p text:style-name="P83"/>
      <text:p text:style-name="P83">In principle, the DtoB routine (convert to Bfmt) may inspect the brick and select a &lt;sparsity&gt; value suitable for that particular brick, allowing the BSeed and BGrease complete freedom as to how the bwa is populated. <text:s/>Notice that the Afmt and Cfmt cannot depend on the brick, so the scope here is limited. <text:s/>In practice, so far sparsity is either zero (brick is zero) or 1 (brick is non-zero).</text:p>
      <text:p text:style-name="P83"/>
      <text:p text:style-name="P79">The overall control of this routine is provided by the <text:span text:style-name="T7">Bwa</text:span><text:span text:style-name="T2">Magic</text:span> parameter in the FIELD structure<text:span text:style-name="T85">.</text:span></text:p>
      <text:p text:style-name="P79"/>
      <text:p text:style-name="P88">If <text:span text:style-name="T2">BwaMagic==1</text:span>, the pc<text:span text:style-name="T90">j</text:span>as <text:span text:style-name="T90">(AVX) or pcaas (SSE) routines</text:span> (in pcrit) <text:span text:style-name="T90">are</text:span> used to perform the <text:span text:style-name="T90">BrickMad depending on the machine type 'mact'. <text:s/>This uses 16-bit multiply </text:span>operation. <text:s/>Note that this needs the "parms" are to be correctly set up.<text:span text:style-name="T90"> <text:s/>This is suitable for 8 or 16 bit operation (but not 10, for which BwaMagic is 4).</text:span></text:p>
      <text:p text:style-name="P79"/>
      <text:p text:style-name="P79">If <text:span text:style-name="T7">BwaM</text:span><text:span text:style-name="T2">agic==2</text:span>, <text:span text:style-name="T78">the pcbm2 routine (in pcrit) is called to perform the operation</text:span></text:p>
      <text:p text:style-name="P79"/>
      <text:p text:style-name="P79">If <text:span text:style-name="T7">Bwa</text:span><text:span text:style-name="T2">Magic==3</text:span>, <text:span text:style-name="T78">the pcbm3 routine (in pcrit) is called to perform the operation.</text:span></text:p>
      <text:p text:style-name="P79"/>
      <text:p text:style-name="P123">If <text:span text:style-name="T2">BwaMagic==</text:span><text:span text:style-name="T12">4</text:span>, the pc<text:span text:style-name="T90">j</text:span>a<text:span text:style-name="T90">t</text:span> <text:span text:style-name="T90">(AVX) or pcdas (SSE) routines</text:span> (in pcrit) <text:span text:style-name="T90">are</text:span> used to perform the <text:span text:style-name="T90">BrickMad depending on the machine type 'mact'. <text:s/>This uses 32-bit multiply </text:span>operation<text:span text:style-name="T90"> and hence needs SSE4.1</text:span>.<text:span text:style-name="T90"> <text:s/>This is only used for 10-bit primes.</text:span></text:p>
      <text:p text:style-name="P123"/>
      <text:p text:style-name="P119">If <text:span text:style-name="T7">Bwa</text:span><text:span text:style-name="T2">Magic==</text:span><text:span text:style-name="T13">5</text:span>, <text:span text:style-name="T78">the pch2 routine (in pcrit) is called to perform the operation for characteristic 2 using the new methods.</text:span></text:p>
      <text:p text:style-name="P119"/>
      <text:p text:style-name="P117"><text:span text:style-name="T55">Appendix 1 </text:span>– <text:span text:style-name="T55">Exact rules for noc.</text:span></text:p>
      <text:p text:style-name="P55"/>
      <text:p text:style-name="P98">DtoA.<text:span text:style-name="T14"> <text:s/>If the noc parameter is divisible by the number of entries in a byte (p</text:span><text:span text:style-name="T25">entbyte</text:span><text:span text:style-name="T14">)</text:span><text:span text:style-name="T25"> there is no difficulty. <text:s/>If it is not divisible, however, the remainder of columns in the last byte must be zero. <text:s/>This will be the case at the end of a row, but will not, in general, be true otherwise. <text:s/>Hence if it is required to convert partial rows into Afmt (not a common requirement) all partial rows except the last must consist of a number of columns divisible by pentbyte. <text:s/>This will anyway be needed so that the next part starts on a byte boundary. <text:s/>It would also be efficient if each part were an integral number of alcoves, so that no time is wasted adding in needless zero vectors.</text:span></text:p>
      <text:p text:style-name="P64"/>
      <text:p text:style-name="P99">DtoB.<text:span text:style-name="T14"> <text:s/>Again the noc parameter must either be divisible by the number if entries in a byte (pentbyte) or the remaining columns in the last byte must be zero. <text:s/>As a rule, all but the last brick will anyway be &lt;cauldron&gt; columns wide, and it is guaranteed that cauldron is divisible by pentbyte (in contrast to the situation in DtoA).</text:span></text:p>
      <text:p text:style-name="P64"/>
      <text:p text:style-name="P99">CtoD.<text:span text:style-name="T14"> <text:s/></text:span><text:span text:style-name="T32">Here there is no choice. <text:s/>The matrix given to CtoD must be a complete matrix, and DCut/DPaste used to make smaller matrices if this is required.</text:span></text:p>
      <text:p text:style-name="P56"/>
      <text:p text:style-name="P117"><text:soft-page-break/><text:span text:style-name="T80">Appendix 2 </text:span>– <text:span text:style-name="T50">Characteristic 3.</text:span></text:p>
      <text:p text:style-name="P55"/>
      <text:p text:style-name="P84">In may ways, characteristic 3 is exceptional. <text:s/>In particular a block of Afmt is not an integral number of bytes of Dfmt, and the bit-slice nature of operations necessitates several features that are not needed in any other characteristic. <text:s/>In particular there are <text:span text:style-name="T80">four</text:span> look-up tables needed.</text:p>
      <text:p text:style-name="P84"/>
      <text:p text:style-name="P103">Thpv<text:span text:style-name="T14"> is a table to convert mod-3 Dfmt, with five entries per byte, into a 10-bit field with two bits per entry. <text:s/>The conversion is little-endian to little-endian, so that the "first" entry of the Dfmt ends up in the <text:s/>bottom two bits after lookup. <text:s/>Thpv consists of 243 16-bit integers.</text:span></text:p>
      <text:p text:style-name="P84"/>
      <text:p text:style-name="P103">Thpa<text:span text:style-name="T14"> </text:span><text:span text:style-name="T21">is used to convert into Afmt. <text:s/>It </text:span><text:span text:style-name="T14">is a byte-&gt;byte table converting </text:span><text:span text:style-name="T21">quadruples of numbers mod 3 in a format where each entry occupies 2 bits (as emergest from Thpv) into their position in the grease table . . . either 0 or and even number 2-80 being a vector whose first entry is 1, and the next being its negative. <text:s/>Hence the semantics is</text:span></text:p>
      <text:p text:style-name="P85"/>
      <text:p text:style-name="P104">0000<text:span text:style-name="T14"> 0000 </text:span>0001<text:span text:style-name="T14"> 0002 </text:span>0010<text:span text:style-name="T14"> 0020 </text:span>0011<text:span text:style-name="T14"> 0022 </text:span>0012<text:span text:style-name="T14"> 0021 </text:span>0100<text:span text:style-name="T14"> 0200 </text:span>0101<text:span text:style-name="T14"> 0202 . . .</text:span></text:p>
      <text:p text:style-name="P85"/>
      <text:p text:style-name="P85">but the table is the inverse - given the four-entry vector, where does it appear in this list. <text:s/>This table is very specific (at the moment anyway) to a grease level of four.</text:p>
      <text:p text:style-name="P85"/>
      <text:p text:style-name="P104">Thpb<text:span text:style-name="T14"> is used to convert from Dfmt into Bfmt. <text:s/>It is a table converting a five-entry Dfmt byte into a </text:span><text:span text:style-name="T22">64</text:span><text:span text:style-name="T14">-bit field, where </text:span><text:span text:style-name="T22">bottom five bits of the top 32-bits are </text:span><text:span text:style-name="T14">1 unless the corresponding entry is </text:span><text:span text:style-name="T22">1</text:span><text:span text:style-name="T14">, and the bottom five bits are 1 unless the corresponding entry is </text:span><text:span text:style-name="T22">2</text:span><text:span text:style-name="T14">.</text:span><text:span text:style-name="T22"> <text:s/>Bfmt can then be made by processing chunks of data five bits at a time.</text:span></text:p>
      <text:p text:style-name="P85"/>
      <text:p text:style-name="P104">Thpc<text:span text:style-name="T14"> is used to convert from Cfmt into Dfmt</text:span><text:span text:style-name="T22">, and does the reverse computation, except that the input is only 10 bits long instead of 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8-04-15T18:29:04.314469360</dc:date>
    <meta:editing-duration>P1DT9H10M21S</meta:editing-duration>
    <meta:editing-cycles>199</meta:editing-cycles>
    <meta:generator>LibreOffice/5.1.6.2$Linux_X86_64 LibreOffice_project/10m0$Build-2</meta:generator>
    <meta:document-statistic meta:table-count="0" meta:image-count="0" meta:object-count="0" meta:page-count="12" meta:paragraph-count="161" meta:word-count="4893" meta:character-count="27939" meta:non-whitespace-character-count="23044"/>
  </office:meta>
</office:document-meta>
</file>